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fo:language="en" fo:country="US"/>
    </style:style>
    <style:style style:name="P1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 style:parent-style-name="Normal" style:family="paragraph">
      <style:paragraph-properties fo:text-align="start" fo:text-indent="0in"/>
    </style:style>
    <style:style style:name="T1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P137" style:parent-style-name="Normal" style:family="paragraph">
      <style:paragraph-properties fo:text-align="start" fo:text-indent="0in"/>
    </style:style>
    <style:style style:name="T138" style:parent-style-name="DefaultParagraphFont" style:family="text">
      <style:text-properties style:font-name-complex="Calibri" fo:font-size="12pt" style:font-size-asian="12pt" style:font-size-complex="12pt" fo:language="en" fo:country="US"/>
    </style:style>
    <style:style style:name="T139" style:parent-style-name="DefaultParagraphFont" style:family="text">
      <style:text-properties style:font-name-complex="Calibri" fo:font-size="12pt" style:font-size-asian="12pt" style:font-size-complex="12pt" fo:language="en" fo:country="US"/>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style>
    <style:style style:name="T143" style:parent-style-name="DefaultParagraphFont" style:family="text">
      <style:text-properties style:font-name-complex="Calibri" fo:font-size="12pt" style:font-size-asian="12pt" style:font-size-complex="12pt" fo:language="en" fo:country="US"/>
    </style:style>
    <style:style style:name="T144" style:parent-style-name="DefaultParagraphFont" style:family="text">
      <style:text-properties style:font-name-complex="Calibri" fo:font-size="12pt" style:font-size-asian="12pt" style:font-size-complex="12pt" fo:language="en" fo:country="US"/>
    </style:style>
    <style:style style:name="P145" style:parent-style-name="CommentText" style:family="paragraph">
      <style:paragraph-properties fo:text-align="start" fo:text-indent="0in"/>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4916in"/>
    </style:style>
    <style:style style:name="T1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Normal" style:family="paragraph">
      <style:paragraph-properties fo:text-align="start" fo:text-indent="0in"/>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P177" style:parent-style-name="CommentText" style:family="paragraph">
      <style:paragraph-properties fo:text-align="start" fo:text-indent="0in"/>
    </style:style>
    <style:style style:name="T178" style:parent-style-name="DefaultParagraphFont" style:family="text">
      <style:text-properties fo:color="#231F20"/>
    </style:style>
    <style:style style:name="P179" style:parent-style-name="CommentText" style:family="paragraph">
      <style:paragraph-properties fo:text-align="start" fo:text-indent="0in"/>
    </style:style>
    <style:style style:name="T180" style:parent-style-name="DefaultParagraphFont" style:family="text">
      <style:text-properties fo:color="#231F20"/>
    </style:style>
    <style:style style:name="P181" style:parent-style-name="CommentText" style:family="paragraph">
      <style:paragraph-properties fo:text-align="start" fo:text-indent="0in"/>
    </style:style>
    <style:style style:name="T182" style:parent-style-name="DefaultParagraphFont" style:family="text">
      <style:text-properties fo:color="#231F20"/>
    </style:style>
    <style:style style:name="P183" style:parent-style-name="CommentText" style:family="paragraph">
      <style:paragraph-properties fo:text-align="start" fo:text-indent="0in"/>
    </style:style>
    <style:style style:name="T184" style:parent-style-name="DefaultParagraphFont" style:family="text">
      <style:text-properties fo:color="#231F20"/>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ommentReference" style:family="text">
      <style:text-properties style:font-name-complex="Calibri" fo:font-size="12pt" style:font-size-asian="12pt" style:font-size-complex="12pt"/>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CommentReference" style:family="text">
      <style:text-properties style:font-name-complex="Calibri" fo:font-size="12pt" style:font-size-asian="12pt" style:font-size-complex="12pt"/>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cf01" style:family="text">
      <style:text-properties style:font-name="Calibri"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T216" style:parent-style-name="DefaultParagraphFont" style:family="text">
      <style:text-properties style:font-name-complex="Calibri" fo:font-size="12pt" style:font-size-asian="12pt" style:font-size-complex="12pt" fo:language="en" fo:country="US"/>
    </style:style>
    <style:style style:name="T217" style:parent-style-name="DefaultParagraphFont" style:family="text">
      <style:text-properties style:font-name-complex="Calibri" fo:font-size="12pt" style:font-size-asian="12pt" style:font-size-complex="12pt" fo:language="en" fo:country="US"/>
    </style:style>
    <style:style style:name="P218" style:parent-style-name="CommentText" style:family="paragraph">
      <style:paragraph-properties fo:text-align="start" fo:text-indent="0in"/>
    </style:style>
    <style:style style:name="T219" style:parent-style-name="DefaultParagraphFont" style:family="text">
      <style:text-properties fo:color="#231F20"/>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DefaultParagraphFont"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P225" style:parent-style-name="Normal" style:family="paragraph">
      <style:paragraph-properties fo:text-align="start" fo:text-indent="0in"/>
      <style:text-properties style:font-name-complex="Calibri"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size="12pt" style:font-size-asian="12pt" style:font-size-complex="12pt" fo:language="en" fo:country="US"/>
    </style:style>
    <style:style style:name="P227" style:parent-style-name="Normal" style:family="paragraph">
      <style:paragraph-properties fo:text-indent="0in"/>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animate-in" style:family="text">
      <style:text-properties style:font-name-complex="Calibri" fo:font-size="12pt" style:font-size-asian="12pt" style:font-size-complex="12pt" fo:language="en" fo:country="US"/>
    </style:style>
    <style:style style:name="P232" style:parent-style-name="Normal" style:family="paragraph">
      <style:paragraph-properties style:text-autospace="none" fo:text-indent="0in"/>
      <style:text-properties fo:hyphenate="true"/>
    </style:style>
    <style:style style:name="T233" style:parent-style-name="DefaultParagraphFont" style:family="text">
      <style:text-properties style:font-name-complex="Calibri" style:letter-kerning="false" fo:font-size="12pt" style:font-size-asian="12pt" style:font-size-complex="12pt" fo:language="en" fo:country="US"/>
    </style:style>
    <style:style style:name="T234" style:parent-style-name="DefaultParagraphFont" style:family="text">
      <style:text-properties style:font-name-complex="Calibri" style:letter-kerning="false" fo:font-size="12pt" style:font-size-asian="12pt" style:font-size-complex="12pt" fo:language="en" fo:country="US"/>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style:letter-kerning="false" fo:font-size="12pt" style:font-size-asian="12pt" style:font-size-complex="12pt" fo:language="en" fo:country="US"/>
    </style:style>
    <style:style style:name="T237" style:parent-style-name="DefaultParagraphFont" style:family="text">
      <style:text-properties style:font-name-complex="Calibri" style:letter-kerning="false" fo:font-size="12pt" style:font-size-asian="12pt" style:font-size-complex="12pt" fo:language="en" fo:country="US"/>
    </style:style>
    <style:style style:name="T238" style:parent-style-name="DefaultParagraphFont" style:family="text">
      <style:text-properties style:font-name-complex="Calibri" style:letter-kerning="false" fo:font-size="12pt" style:font-size-asian="12pt" style:font-size-complex="12pt" fo:language="en" fo:country="US"/>
    </style:style>
    <style:style style:name="P239" style:parent-style-name="CommentText" style:family="paragraph">
      <style:paragraph-properties fo:text-align="start" fo:text-indent="0in"/>
    </style:style>
    <style:style style:name="P240"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41"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42" style:parent-style-name="Normal" style:family="paragraph">
      <style:paragraph-properties style:text-autospace="none" fo:text-indent="0in"/>
      <style:text-properties fo:hyphenate="true"/>
    </style:style>
    <style:style style:name="T243" style:parent-style-name="DefaultParagraphFont" style:family="text">
      <style:text-properties style:font-name-complex="Calibri" style:letter-kerning="false"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animate-in" style:family="text">
      <style:text-properties style:font-name-complex="Calibri" fo:font-size="12pt" style:font-size-asian="12pt" style:font-size-complex="12pt" fo:language="en" fo:country="US"/>
    </style:style>
    <style:style style:name="T246" style:parent-style-name="animate-in"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animate-in" style:family="text">
      <style:text-properties style:font-name-complex="Calibri" fo:font-size="12pt" style:font-size-asian="12pt" style:font-size-complex="12pt" fo:language="en" fo:country="US"/>
    </style:style>
    <style:style style:name="T249" style:parent-style-name="animate-in" style:family="text">
      <style:text-properties style:font-name-complex="Calibri" fo:font-size="12pt" style:font-size-asian="12pt" style:font-size-complex="12pt" fo:language="en" fo:country="US"/>
    </style:style>
    <style:style style:name="T250" style:parent-style-name="animate-in"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T252" style:parent-style-name="animate-in" style:family="text">
      <style:text-properties style:font-name-complex="Calibri" fo:font-size="12pt" style:font-size-asian="12pt" style:font-size-complex="12pt" fo:language="en" fo:country="US"/>
    </style:style>
    <style:style style:name="T253" style:parent-style-name="DefaultParagraphFont" style:family="text">
      <style:text-properties fo:language="en" fo:country="US"/>
    </style:style>
    <style:style style:name="T254" style:parent-style-name="DefaultParagraphFont" style:family="text">
      <style:text-properties fo:language="en" fo:country="US"/>
    </style:style>
    <style:style style:name="P255" style:parent-style-name="Normal" style:family="paragraph">
      <style:paragraph-properties style:text-autospace="none" fo:text-indent="0in"/>
      <style:text-properties fo:hyphenate="true"/>
    </style:style>
    <style:style style:name="T256" style:parent-style-name="DefaultParagraphFont" style:family="text">
      <style:text-properties fo:language="en" fo:country="US"/>
    </style:style>
    <style:style style:name="T257" style:parent-style-name="DefaultParagraphFont" style:family="text">
      <style:text-properties fo:language="en" fo:country="US"/>
    </style:style>
    <style:style style:name="T258" style:parent-style-name="DefaultParagraphFont" style:family="text">
      <style:text-properties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animate-in" style:family="text">
      <style:text-properties style:font-name-complex="Calibri" fo:font-size="12pt" style:font-size-asian="12pt" style:font-size-complex="12pt" fo:language="en" fo:country="US"/>
    </style:style>
    <style:style style:name="T261" style:parent-style-name="animate-in"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Normal" style:family="paragraph">
      <style:paragraph-properties style:text-autospace="none" fo:text-indent="0in"/>
      <style:text-properties fo:hyphenate="true"/>
    </style:style>
    <style:style style:name="T267" style:parent-style-name="animate-in" style:family="text">
      <style:text-properties style:font-name-complex="Calibri" fo:font-size="12pt" style:font-size-asian="12pt" style:font-size-complex="12pt" fo:language="en" fo:country="US"/>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T271" style:parent-style-name="animate-in" style:family="text">
      <style:text-properties style:font-name-complex="Calibri" fo:font-size="12pt" style:font-size-asian="12pt" style:font-size-complex="12pt" fo:language="en" fo:country="US"/>
    </style:style>
    <style:style style:name="P272" style:parent-style-name="Normal" style:family="paragraph">
      <style:paragraph-properties style:text-autospace="none" fo:text-indent="0in"/>
      <style:text-properties fo:hyphenate="true"/>
    </style:style>
    <style:style style:name="T273" style:parent-style-name="animate-in" style:family="text">
      <style:text-properties style:font-name-complex="Calibri" fo:font-size="12pt" style:font-size-asian="12pt" style:font-size-complex="12pt" fo:language="en" fo:country="US"/>
    </style:style>
    <style:style style:name="T274" style:parent-style-name="animate-in"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animate-in" style:family="text">
      <style:text-properties style:font-name-complex="Calibri" fo:font-size="12pt" style:font-size-asian="12pt" style:font-size-complex="12pt" fo:language="en" fo:country="US"/>
    </style:style>
    <style:style style:name="P288" style:parent-style-name="Normal" style:family="paragraph">
      <style:paragraph-properties style:text-autospace="none" fo:text-indent="0in"/>
      <style:text-properties fo:hyphenate="true"/>
    </style:style>
    <style:style style:name="T289" style:parent-style-name="animate-in" style:family="text">
      <style:text-properties style:font-name-complex="Calibri" fo:font-size="12pt" style:font-size-asian="12pt" style:font-size-complex="12pt" fo:language="en" fo:country="US"/>
    </style:style>
    <style:style style:name="T290" style:parent-style-name="animate-in" style:family="text">
      <style:text-properties style:font-name-complex="Calibri" fo:font-size="12pt" style:font-size-asian="12pt" style:font-size-complex="12pt" fo:language="en" fo:country="US"/>
    </style:style>
    <style:style style:name="T291" style:parent-style-name="animate-in" style:family="text">
      <style:text-properties style:font-name-complex="Calibri" fo:font-size="12pt" style:font-size-asian="12pt" style:font-size-complex="12pt" fo:language="en" fo:country="US"/>
    </style:style>
    <style:style style:name="T292" style:parent-style-name="animate-in" style:family="text">
      <style:text-properties style:font-name-complex="Calibri" fo:font-size="12pt" style:font-size-asian="12pt" style:font-size-complex="12pt" fo:language="en" fo:country="US"/>
    </style:style>
    <style:style style:name="P293" style:parent-style-name="Normal" style:family="paragraph">
      <style:paragraph-properties style:text-autospace="none" fo:text-align="start" fo:text-indent="0in"/>
      <style:text-properties fo:hyphenate="true"/>
    </style:style>
    <style:style style:name="T294" style:parent-style-name="animate-in"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P306" style:parent-style-name="CommentText" style:family="paragraph">
      <style:paragraph-properties fo:text-align="start" fo:text-indent="0in"/>
    </style:style>
    <style:style style:name="T307" style:parent-style-name="DefaultParagraphFont" style:family="text">
      <style:text-properties fo:color="#131413"/>
    </style:style>
    <style:style style:name="P308" style:parent-style-name="CommentText" style:family="paragraph">
      <style:paragraph-properties fo:text-align="start" fo:text-indent="0in"/>
    </style:style>
    <style:style style:name="T309" style:parent-style-name="DefaultParagraphFont" style:family="text">
      <style:text-properties fo:color="#131413"/>
    </style:style>
    <style:style style:name="P310" style:parent-style-name="CommentText" style:family="paragraph">
      <style:paragraph-properties fo:text-align="start" fo:text-indent="0in"/>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T314" style:parent-style-name="DefaultParagraphFont" style:family="text">
      <style:text-properties fo:color="#0000FF"/>
    </style:style>
    <style:style style:name="P315" style:parent-style-name="CommentText" style:family="paragraph">
      <style:paragraph-properties fo:text-align="start" fo:text-indent="0in"/>
    </style:style>
    <style:style style:name="T316" style:parent-style-name="DefaultParagraphFont" style:family="text">
      <style:text-properties fo:color="#0000FF"/>
    </style:style>
    <style:style style:name="P317" style:parent-style-name="CommentText" style:family="paragraph">
      <style:paragraph-properties fo:text-align="start" fo:text-indent="0in"/>
    </style:style>
    <style:style style:name="T318" style:parent-style-name="DefaultParagraphFont" style:family="text">
      <style:text-properties fo:color="#0000FF"/>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CommentText" style:family="paragraph">
      <style:paragraph-properties fo:text-align="start" fo:text-indent="0in"/>
    </style:style>
    <style:style style:name="T337" style:parent-style-name="DefaultParagraphFont" style:family="text">
      <style:text-properties fo:color="#131413"/>
    </style:style>
    <style:style style:name="P338" style:parent-style-name="CommentText" style:family="paragraph">
      <style:paragraph-properties fo:text-align="start" fo:text-indent="0in"/>
    </style:style>
    <style:style style:name="T339" style:parent-style-name="DefaultParagraphFont" style:family="text">
      <style:text-properties fo:color="#131413"/>
    </style:style>
    <style:style style:name="P340" style:parent-style-name="CommentText" style:family="paragraph">
      <style:paragraph-properties fo:text-align="start" fo:text-indent="0in"/>
    </style:style>
    <style:style style:name="T341" style:parent-style-name="DefaultParagraphFont" style:family="text">
      <style:text-properties fo:color="#131413"/>
    </style:style>
    <style:style style:name="P342" style:parent-style-name="CommentText" style:family="paragraph">
      <style:paragraph-properties fo:text-align="start" fo:text-indent="0in"/>
    </style:style>
    <style:style style:name="T343" style:parent-style-name="DefaultParagraphFont" style:family="text">
      <style:text-properties fo:color="#131413"/>
    </style:style>
    <style:style style:name="P344" style:parent-style-name="Normal" style:family="paragraph">
      <style:paragraph-properties style:text-autospace="none" fo:text-align="start" fo:text-indent="0in"/>
      <style:text-properties fo:hyphenate="true"/>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align="start"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DefaultParagraphFont" style:family="text">
      <style:text-properties fo:font-style="italic" style:font-style-asian="italic" style:font-style-complex="italic"/>
    </style:style>
    <style:style style:name="P357" style:parent-style-name="CommentText" style:family="paragraph">
      <style:paragraph-properties fo:text-align="start" fo:text-indent="0in"/>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T361" style:parent-style-name="animate-in" style:family="text">
      <style:text-properties style:font-name-complex="Calibri" fo:font-size="12pt" style:font-size-asian="12pt" style:font-size-complex="12pt" fo:language="en" fo:country="US"/>
    </style:style>
    <style:style style:name="T362" style:parent-style-name="animate-in" style:family="text">
      <style:text-properties style:font-name-complex="Calibri" fo:font-size="12pt" style:font-size-asian="12pt" style:font-size-complex="12pt" fo:language="en" fo:country="US"/>
    </style:style>
    <style:style style:name="P363" style:parent-style-name="Normal" style:family="paragraph">
      <style:paragraph-properties style:text-autospace="none" fo:text-align="start" fo:text-indent="0in"/>
      <style:text-properties fo:hyphenate="true"/>
    </style:style>
    <style:style style:name="T364" style:parent-style-name="animate-in" style:family="text">
      <style:text-properties style:font-name-complex="Calibri" fo:font-size="12pt" style:font-size-asian="12pt" style:font-size-complex="12pt" fo:language="en" fo:country="US"/>
    </style:style>
    <style:style style:name="T365" style:parent-style-name="animate-in" style:family="text">
      <style:text-properties style:font-name-complex="Calibri" fo:font-size="12pt" style:font-size-asian="12pt" style:font-size-complex="12pt" fo:language="en" fo:country="US"/>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T368" style:parent-style-name="animate-in"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DefaultParagraphFont" style:family="text">
      <style:text-properties style:font-name-complex="Calibri" fo:font-size="12pt" style:font-size-asian="12pt" style:font-size-complex="12pt"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DefaultParagraphFont" style:family="text">
      <style:text-properties fo:language="en" fo:country="US"/>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DefaultParagraphFont" style:family="text">
      <style:text-properties style:font-name-complex="Calibri" fo:font-size="12pt" style:font-size-asian="12pt" style:font-size-complex="12pt" fo:language="en" fo:country="US"/>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4916in"/>
    </style:style>
    <style:style style:name="T4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Normal" style:family="paragraph">
      <style:paragraph-properties fo:text-align="start" fo:text-indent="0in"/>
    </style:style>
    <style:style style:name="T472" style:parent-style-name="DefaultParagraphFont" style:family="text">
      <style:text-properties style:font-name-complex="Calibri" fo:font-size="12pt" style:font-size-asian="12pt" style:font-size-complex="12pt" fo:language="en" fo:country="US"/>
    </style:style>
    <style:style style:name="T473" style:parent-style-name="DefaultParagraphFont" style:family="text">
      <style:text-properties style:font-name-complex="Calibri" fo:font-size="12pt" style:font-size-asian="12pt" style:font-size-complex="12pt" fo:language="en" fo:country="US"/>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Normal" style:family="paragraph">
      <style:paragraph-properties fo:text-align="start" fo:text-indent="0in"/>
      <style:text-properties style:font-name-complex="Calibri" fo:font-size="12pt" style:font-size-asian="12pt" style:font-size-complex="12pt" fo:language="en" fo:country="US"/>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T486" style:parent-style-name="DefaultParagraphFont" style:family="text">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Normal"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Normal" style:family="paragraph">
      <style:paragraph-properties fo:text-align="start" fo:text-indent="0in"/>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size="12pt" style:font-size-asian="12pt" style:font-size-complex="12pt" fo:language="en" fo:country="US"/>
    </style:style>
    <style:style style:name="P515" style:parent-style-name="Normal" style:family="paragraph">
      <style:paragraph-properties fo:text-align="start" fo:text-indent="0in"/>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mplex="Calibri"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CommentText"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T537" style:parent-style-name="DefaultParagraphFont" style:family="text">
      <style:text-properties style:font-name-complex="Calibri" fo:font-size="12pt" style:font-size-asian="12pt" style:font-size-complex="12pt" fo:language="en" fo:country="US"/>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Normal" style:family="paragraph">
      <style:paragraph-properties fo:text-align="start" fo:text-indent="0.4916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Normal" style:family="paragraph">
      <style:paragraph-properties fo:text-align="start" fo:text-indent="0.4916in"/>
      <style:text-properties fo:language="en" fo:country="US"/>
    </style:style>
    <style:style style:name="P5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9" style:parent-style-name="Normal" style:family="paragraph">
      <style:paragraph-properties fo:text-align="start" fo:text-indent="0in"/>
    </style:style>
    <style:style style:name="T550" style:parent-style-name="DefaultParagraphFont" style:family="text">
      <style:text-properties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7" style:parent-style-name="Normal"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T562" style:parent-style-name="DefaultParagraphFont" style:family="text">
      <style:text-properties style:font-name-complex="Calibri" fo:font-size="12pt" style:font-size-asian="12pt" style:font-size-complex="12pt" fo:language="en" fo:country="US"/>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size="12pt" style:font-size-asian="12pt" style:font-size-complex="12pt" fo:language="en" fo:country="US"/>
    </style:style>
    <style:style style:name="P571" style:parent-style-name="Normal" style:family="paragraph">
      <style:paragraph-properties fo:text-align="start" fo:text-indent="0in"/>
    </style:style>
    <style:style style:name="T572" style:parent-style-name="DefaultParagraphFont" style:family="text">
      <style:text-properties style:font-name-complex="Calibri" fo:font-size="12pt" style:font-size-asian="12pt" style:font-size-complex="12pt" fo:language="en" fo:country="US"/>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CommentText" style:family="paragraph">
      <style:paragraph-properties fo:text-align="start" fo:text-indent="0in"/>
    </style:style>
    <style:style style:name="T575" style:parent-style-name="DefaultParagraphFont" style:family="text">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text-properties style:font-name-complex="Calibri" fo:font-size="12pt" style:font-size-asian="12pt" style:font-size-complex="12pt" fo:language="en" fo:country="US"/>
    </style:style>
    <style:style style:name="P5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0" style:parent-style-name="Normal" style:family="paragraph">
      <style:paragraph-properties fo:text-align="start" fo:text-indent="0in"/>
    </style:style>
    <style:style style:name="T581" style:parent-style-name="DefaultParagraphFont" style:family="text">
      <style:text-properties style:font-name-complex="Calibri" fo:font-size="12pt" style:font-size-asian="12pt" style:font-size-complex="12pt" fo:language="en" fo:country="US"/>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CommentText"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P594" style:parent-style-name="CommentText"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7"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1"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4"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8"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9"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0" style:parent-style-name="Normal" style:family="paragraph">
      <style:paragraph-properties fo:text-align="start" fo:text-indent="0in"/>
    </style:style>
    <style:style style:name="T6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42" style:parent-style-name="DefaultParagraphFont" style:family="text">
      <style:text-properties style:font-name-complex="Calibri" fo:font-size="12pt" style:font-size-asian="12pt" style:font-size-complex="12pt" fo:language="en" fo:country="US"/>
    </style:style>
    <style:style style:name="P6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4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5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3" style:parent-style-name="Normal" style:family="paragraph">
      <style:paragraph-properties fo:text-align="start" fo:text-indent="0.4916in"/>
      <style:text-properties style:font-name-complex="Calibri" fo:font-size="12pt" style:font-size-asian="12pt" style:font-size-complex="12pt"/>
    </style:style>
    <style:style style:name="P654" style:parent-style-name="Normal" style:family="paragraph">
      <style:paragraph-properties fo:text-align="start" fo:text-indent="0.4916in"/>
      <style:text-properties style:font-name-complex="Calibri" fo:font-size="12pt" style:font-size-asian="12pt" style:font-size-complex="12pt"/>
    </style:style>
    <style:style style:name="P655" style:parent-style-name="Normal" style:family="paragraph">
      <style:paragraph-properties fo:text-align="start" fo:text-indent="0.4916in"/>
    </style:style>
    <style:style style:name="T656" style:parent-style-name="DefaultParagraphFont" style:family="text">
      <style:text-properties style:font-name-complex="Calibri" fo:font-size="12pt" style:font-size-asian="12pt" style:font-size-complex="12pt"/>
    </style:style>
    <style:style style:name="P6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8" style:parent-style-name="Normal" style:family="paragraph">
      <style:paragraph-properties fo:text-align="start" fo:text-indent="0.4916in"/>
      <style:text-properties style:font-name-complex="Calibri" fo:font-size="12pt" style:font-size-asian="12pt" style:font-size-complex="12pt"/>
    </style:style>
    <style:style style:name="P65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0" style:parent-style-name="Normal" style:family="paragraph">
      <style:paragraph-properties fo:text-align="start" fo:text-indent="0.4916in"/>
      <style:text-properties style:font-name-complex="Calibri" fo:font-size="12pt" style:font-size-asian="12pt" style:font-size-complex="12pt"/>
    </style:style>
    <style:style style:name="P6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2" style:parent-style-name="Normal" style:family="paragraph">
      <style:paragraph-properties fo:text-align="start" fo:text-indent="0.4916in"/>
      <style:text-properties style:font-name-complex="Calibri" fo:font-size="12pt" style:font-size-asian="12pt" style:font-size-complex="12pt"/>
    </style:style>
    <style:style style:name="P6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5" style:parent-style-name="Normal" style:family="paragraph">
      <style:paragraph-properties fo:text-align="start" fo:text-indent="0.4916in"/>
    </style:style>
    <style:style style:name="T666" style:parent-style-name="DefaultParagraphFont" style:family="text">
      <style:text-properties style:font-name-complex="Calibri" fo:font-size="12pt" style:font-size-asian="12pt" style:font-size-complex="12pt"/>
    </style:style>
    <style:style style:name="P6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8" style:parent-style-name="Normal" style:family="paragraph">
      <style:paragraph-properties fo:text-align="start" fo:text-indent="0.4916in"/>
      <style:text-properties style:font-name-complex="Calibri" fo:font-size="12pt" style:font-size-asian="12pt" style:font-size-complex="12pt"/>
    </style:style>
    <style:style style:name="P669" style:parent-style-name="Normal" style:family="paragraph">
      <style:paragraph-properties fo:text-align="start" fo:text-indent="0.4916in"/>
      <style:text-properties style:font-name-complex="Calibri" fo:font-size="12pt" style:font-size-asian="12pt" style:font-size-complex="12pt"/>
    </style:style>
    <style:style style:name="P67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71" style:parent-style-name="Normal" style:family="paragraph">
      <style:paragraph-properties fo:text-align="start" fo:text-indent="0.4916in"/>
      <style:text-properties style:font-name-complex="Calibri" fo:font-size="12pt" style:font-size-asian="12pt" style:font-size-complex="12pt"/>
    </style:style>
    <style:style style:name="P6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text-properties style:font-name-complex="Calibri"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text-properties style:font-name-complex="Calibri" fo:font-size="12pt" style:font-size-asian="12pt" style:font-size-complex="12pt" fo:language="en" fo:country="US"/>
    </style:style>
    <style:style style:name="P692" style:parent-style-name="Normal" style:family="paragraph">
      <style:paragraph-properties fo:text-align="start" fo:text-indent="0in"/>
      <style:text-properties style:font-name-complex="Calibri" fo:font-size="12pt" style:font-size-asian="12pt" style:font-size-complex="12pt" fo:language="en" fo:country="US"/>
    </style:style>
    <style:style style:name="P6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4" style:parent-style-name="Normal" style:family="paragraph">
      <style:paragraph-properties fo:text-align="start" fo:text-indent="0in"/>
      <style:text-properties style:font-name-complex="Calibri" fo:font-size="12pt" style:font-size-asian="12pt" style:font-size-complex="12pt" fo:language="en" fo:country="US"/>
    </style:style>
    <style:style style:name="P695" style:parent-style-name="Normal" style:family="paragraph">
      <style:paragraph-properties fo:text-align="start" fo:text-indent="0in"/>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Normal" style:family="paragraph">
      <style:paragraph-properties fo:text-align="start" fo:text-indent="0in"/>
      <style:text-properties style:font-name-complex="Calibri" fo:font-size="12pt" style:font-size-asian="12pt" style:font-size-complex="12pt" fo:language="en" fo:country="US"/>
    </style:style>
    <style:style style:name="P699" style:parent-style-name="Normal" style:family="paragraph">
      <style:paragraph-properties fo:text-align="start" fo:text-indent="0in"/>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9" style:parent-style-name="Normal" style:family="paragraph">
      <style:paragraph-properties fo:text-align="start" fo:text-indent="0in"/>
      <style:text-properties style:font-name-complex="Calibri" fo:font-size="12pt" style:font-size-asian="12pt" style:font-size-complex="12pt" fo:language="en" fo:country="US"/>
    </style:style>
    <style:style style:name="P710" style:parent-style-name="Normal" style:family="paragraph">
      <style:paragraph-properties fo:text-align="start" fo:text-indent="0in"/>
    </style:style>
    <style:style style:name="T711" style:parent-style-name="DefaultParagraphFont" style:family="text">
      <style:text-properties style:font-name-complex="Calibri" fo:font-size="12pt" style:font-size-asian="12pt" style:font-size-complex="12pt" fo:language="en" fo:country="US"/>
    </style:style>
    <style:style style:name="T712" style:parent-style-name="DefaultParagraphFont" style:family="text">
      <style:text-properties style:font-name-complex="Calibri" fo:font-size="12pt" style:font-size-asian="12pt" style:font-size-complex="12pt"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P714" style:parent-style-name="CommentText" style:family="paragraph">
      <style:paragraph-properties fo:text-align="start" fo:text-indent="0in"/>
    </style:style>
    <style:style style:name="T715" style:parent-style-name="DefaultParagraphFont" style:family="text">
      <style:text-properties fo:font-size="12pt" style:font-size-asian="12pt" style:font-size-complex="12pt" fo:language="en" fo:country="US"/>
    </style:style>
    <style:style style:name="T716" style:parent-style-name="DefaultParagraphFont" style:family="text">
      <style:text-properties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size="12pt" style:font-size-asian="12pt" style:font-size-complex="12pt" fo:language="en" fo:country="US"/>
    </style:style>
    <style:style style:name="P7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3" style:parent-style-name="Normal" style:family="paragraph">
      <style:paragraph-properties fo:text-align="start" fo:text-indent="0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style>
    <style:style style:name="T730"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data obtained from the TMT, n-back</text:span><text:span text:style-name="T112"><text:s/>and</text:span><text:span text:style-name="T113"><text:s/>pvt,</text:span><text:span text:style-name="T114"><text:s/>EEG</text:span><text:span text:style-name="T115"><text:s/>resting state</text:span><text:span text:style-name="T116"><text:s/>data</text:span><text:span text:style-name="T117">, and<text:s/></text:span><text:span text:style-name="T118">data from the<text:s/></text:span><text:span text:style-name="T119">questionnaires, the rte and the oddball task will not be further explained.<text:s/></text:span></text:p>
      <text:p text:style-name="P120">In addition, MoCA score was measured in<text:s/>the<text:s/>previous<text:s/>COVIDOM<text:s/>study.<text:s/></text:p>
      <text:p text:style-name="P121"/>
      <text:p text:style-name="P122">Cognitive tasks</text:p>
      <text:p text:style-name="P123"><text:span text:style-name="T124"><text:tab/>Mo</text:span><text:span text:style-name="T125"><office:annotation office:name="17" xml:id="868936035"><dc:creator>Janka Hauffe</dc:creator><dc:date>2024-08-30T14:18:00</dc:date><meta:creator-initials>JH</meta:creator-initials><text:p text:style-name="P126">Das</text:p><text:p text:style-name="P127">Kurzzeitgedächtnis wird durch eine Aufgabe getestet, bei der 5 Begriffe in 2 Durchgängen gelernt und</text:p><text:p text:style-name="P128">nach 5 Minuten wieder erinnert werden müssen. Die visuell-räumlichen Fähigkeiten werden beurteilt</text:p><text:p text:style-name="P129">durch Aufgaben, bei denen ein Würfel und eine Uhr gezeichnet werden müssen. Exekutivfunktionen</text:p><text:p text:style-name="P130">werden durch eine Abwandlung des TMT B, eine Wortflüssigkeitsaufgabe und eine verbale</text:p><text:p text:style-name="P131">Abstraktionsaufgabe getestet. Aufmerksamkeit, Konzentration und Arbeitsgedächtnis werden</text:p><text:p text:style-name="P132">untersucht durch eine Aufgabe, bei der Aufmerksamkeit aufrechterhalten werden muss, eine bei der</text:p><text:p text:style-name="P133">von einer Startzahl sequentiell 7 abgezogen werden muss und eine, bei der Zahlen vorwärts und</text:p><text:p text:style-name="P134">rückwärts wiedergegeben werden müssen. Sprache wird beurteilt durch Benennung wenig</text:p><text:p text:style-name="P135">bekannter Tiere, Wiederholung zwei syntaktisch komplexer Sätze und der Wortflüssigkeitsaufgabe.</text:p><text:p text:style-name="P136">Außerdem wird die Orientierung hinsichtlich Zeit und Ort abgefragt.</text:p></office:annotation>CA</text:span><text:span text:style-name="CommentReference"><office:annotation-end office:name="17"/></text:span></text:p>
      <text:p text:style-name="P137"><text:span text:style-name="T138">The Montreal Cognitive A</text:span><text:span text:style-name="T139"><office:annotation office:name="18" xml:id="2010386681"><dc:creator>Janka Hauffe</dc:creator><dc:date>2024-09-03T11:08:00</dc:date><meta:creator-initials>JH</meta:creator-initials><text:p text:style-name="P140">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41"><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42"><text:span text:style-name="T143">Cognitive performance is influenced by sociodemographic (age, education). Therefore normative data for MoCA z-transformation (Larouche et al.,<text:s/></text:span><text:span text:style-name="T144"><office:annotation office:name="19" xml:id="845354204"><dc:creator>Janka Hauffe</dc:creator><dc:date>2024-07-28T09:34:00</dc:date><meta:creator-initials>JH</meta:creator-initials><text:p text:style-name="P145">Maybe first later</text:p></office:annotation>2016).<text:s/></text:span><text:span text:style-name="CommentReference"><office:annotation-end office:name="19"/></text:span></text:p>
      <text:p text:style-name="P146">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47"><text:span text:style-name="T148"><office:annotation office:name="20" xml:id="2019156806"><dc:creator>Janka Hauffe</dc:creator><dc:date>2024-09-03T12:32:00</dc:date><meta:creator-initials>JH</meta:creator-initials><text:p text:style-name="P149">The Trail Making Test (TMT) was originally developed as part of the Army Individual Test</text:p><text:p text:style-name="P150">Battery (1944) and is one of the most commonly used tests in neuropsychological practice due</text:p><text:p text:style-name="P151">to its high sensitivity in diagnosing brain impairment (Armitage, 1946; Lewinsohn, 1973; Reitan,</text:p><text:p text:style-name="P152">1958; Spreen &amp; Benton, 1965).</text:p></office:annotation>TMT</text:span><text:span text:style-name="CommentReference"><office:annotation-end office:name="20"/></text:span><text:span text:style-name="T153"><text:s/>Pa</text:span><text:span text:style-name="T154"><office:annotation office:name="21" xml:id="1730573626"><dc:creator>Janka Hauffe</dc:creator><dc:date>2024-08-30T14:19:00</dc:date><meta:creator-initials>JH</meta:creator-initials><text:p text:style-name="P155">Der Trail Making Test (TMT, Reitan, 1958) ist ein neuropsychologisches Testverfahren zur Erhebung</text:p><text:p text:style-name="P156">von Aufmerksamkeitsstörungen und exekutiven Dysfunktionen. Der Test besteht aus zwei</text:p><text:p text:style-name="P157">Abschnitten (TMT A und TMT B). Bei dem TMT A müssen Zahlen in aufsteigender Reihenfolge</text:p><text:p text:style-name="P158">verbunden werden. Im TMT B müssen Zahlen und Buchstaben alternierend verbunden werden, die</text:p><text:p text:style-name="P159">Buchstaben in alphabetischer Reihenfolge.</text:p></office:annotation>rt A and B</text:span><text:span text:style-name="CommentReference"><office:annotation-end office:name="21"/></text:span></text:p>
      <text:p text:style-name="P160"><text:span text:style-name="T161">Administered<text:s/></text:span><text:span text:style-name="T162"><office:annotation office:name="22" xml:id="1620126908"><dc:creator>Janka Hauffe</dc:creator><dc:date>2024-09-03T13:09:00</dc:date><meta:creator-initials>JH</meta:creator-initials><text:p text:style-name="P163">The Trail Making Test was originally designed</text:p><text:p text:style-name="P164">as part of the Army Individual Test Battery</text:p><text:p text:style-name="P165">(1944) and is now included in several general</text:p><text:p text:style-name="P166">and specific-purpose neuropsychological</text:p><text:p text:style-name="P167">test batteries (e.g., Halstead-Reitan Battery,</text:p><text:p text:style-name="P168">Reitan, &amp; Wolfson, 1993; Multicenter AIDS</text:p><text:p text:style-name="P169">Cohort Study Battery, Selnes et al., 1991; Individual</text:p><text:p text:style-name="P170">Neuropsychological Testing for Neurotoxicity,</text:p><text:p text:style-name="P171">Singer, 1990, see also Crossley, Arbuthnott,</text:p><text:p text:style-name="P172">&amp; Semchuk, 1997).</text:p></office:annotation>part A<text:s/></text:span><text:span text:style-name="CommentReference"><office:annotation-end office:name="22"/></text:span><text:span text:style-name="T173">and B of<text:s/></text:span><text:span text:style-name="T174"><office:annotation office:name="23" xml:id="1122959313"><dc:creator>Janka Hauffe</dc:creator><dc:date>2024-09-03T12:40:00</dc:date><meta:creator-initials>JH</meta:creator-initials><text:p text:style-name="P175"><text:span text:style-name="T176">The Trail Making Test (TMT) was originally developed</text:span></text:p><text:p text:style-name="P177"><text:span text:style-name="T178">as part of the Army Individual Test Battery</text:span></text:p><text:p text:style-name="P179"><text:span text:style-name="T180">(1944) and is a standard component of many neuropsychological</text:span></text:p><text:p text:style-name="P181"><text:span text:style-name="T182">batteries (Lezak, 1995; Reitan &amp;</text:span></text:p><text:p text:style-name="P183"><text:span text:style-name="T184">Wolfson, 1993).</text:span></text:p></office:annotation>the TMT<text:s/></text:span><text:span text:style-name="CommentReference"><office:annotation-end office:name="23"/></text:span><text:span text:style-name="T185">according to<text:s/></text:span><text:span text:style-name="T186">the guidelines represented<text:s/></text:span><text:span text:style-name="T187"><office:annotation office:name="24" xml:id="354524526"><dc:creator>Janka Hauffe</dc:creator><dc:date>2024-09-03T12:13:00</dc:date><meta:creator-initials>JH</meta:creator-initials><text:p text:style-name="P188">Delete, can‘t find</text:p></office:annotation>by St</text:span><text:span text:style-name="T189">ra</text:span><text:span text:style-name="T190">uss et<text:s/></text:span><text:span text:style-name="T191"><office:annotation-end office:name="24"/></text:span><text:span text:style-name="T192">al.,</text:span><text:span text:style-name="T193"><office:annotation office:name="25" xml:id="842152882"><dc:creator>Janka Hauffe</dc:creator><dc:date>2024-09-03T11:58:00</dc:date><meta:creator-initials>JH</meta:creator-initials><text:p text:style-name="P194">Look at that one</text:p></office:annotation><text:s/>2006</text:span><text:span text:style-name="T195"><office:annotation-end office:name="25"/></text:span><text:span text:style-name="T196">.<text:s/></text:span><text:span text:style-name="T197">TMT consists of two parts, Part A and Part B.</text:span><text:span text:style-name="T198"><text:s/>Part A,<text:s/></text:span><text:span text:style-name="T199">Trace a trail through a series of circles numberd from 1-25 variously spread over an A4 page.</text:span><text:span text:style-name="T200"><text:s/></text:span><text:span text:style-name="T201">In the TMT, Part A, the participant has to connect 25 consecutive<text:s/></text:span><text:span text:style-name="T202"><office:annotation office:name="26" xml:id="376267976"><dc:creator>Janka Hauffe</dc:creator><dc:date>2024-09-03T11:18:00</dc:date><meta:creator-initials>JH</meta:creator-initials><text:p text:style-name="P203">Sounds horrible</text:p></office:annotation>numbers with a line</text:span><text:span text:style-name="CommentReference"><office:annotation-end office:name="26"/></text:span><text:span text:style-name="T204"><text:s/>on a paper, as quickly<text:s/></text:span><text:span text:style-name="T205">and accurately</text:span><text:span text:style-name="T206">as possible. In<text:s/></text:span><text:span text:style-name="T207"><office:annotation office:name="27" xml:id="1463842027"><dc:creator>Janka Hauffe</dc:creator><dc:date>2024-09-03T12:35:00</dc:date><meta:creator-initials>JH</meta:creator-initials><text:p text:style-name="P208">The sequence proceeds from the first number to the first letter alphabetically followed</text:p><text:p text:style-name="P209">by the second number and the second letter. TMT(B) contains 13 circles numbered 1–13,</text:p><text:p text:style-name="P210">alternating with 12 circles lettered A–L.</text:p></office:annotation>Part B</text:span><text:span text:style-name="CommentReference"><office:annotation-end office:name="27"/></text:span><text:span text:style-name="T211">, the participant’s task is to draw<text:s/></text:span><text:span text:style-name="T212"><office:annotation office:name="28" xml:id="1966800485"><dc:creator>Janka Hauffe</dc:creator><dc:date>2024-09-03T12:33:00</dc:date><meta:creator-initials>JH</meta:creator-initials><text:p text:style-name="P213">Trace a trail through a series of circles numberd from 1-25 variously spread over an A4 page.</text:p></office:annotation>the lines<text:s/></text:span><text:span text:style-name="CommentReference"><office:annotation-end office:name="28"/></text:span><text:span text:style-name="T214"><office:annotation office:name="29" xml:id="262443528"><dc:creator>Janka Hauffe</dc:creator><dc:date>2024-09-03T13:17:00</dc:date><meta:creator-initials>JH</meta:creator-initials><text:p text:style-name="P215">Must alternate</text:p></office:annotation>alternating between<text:s/></text:span><text:span text:style-name="CommentReference"><office:annotation-end office:name="29"/></text:span><text:span text:style-name="T216">numbers and letters (</text:span><text:span text:style-name="T217"><office:annotation office:name="30" xml:id="1905495973"><dc:creator>Janka Hauffe</dc:creator><dc:date>2024-09-03T12:41:00</dc:date><meta:creator-initials>JH</meta:creator-initials><text:p text:style-name="P218"><text:span text:style-name="T219">Consecutive would also be enough</text:span></text:p></office:annotation>alphabetic order and<text:s/></text:span><text:span text:style-name="CommentReference"><office:annotation-end office:name="30"/></text:span><text:span text:style-name="T220">consecutive)</text:span><text:span text:style-name="T221">sequentially<text:s/></text:span><text:span text:style-name="T222">. Example, from 1 to A to 2 to B usw. Also as fast as possible.<text:s/></text:span><text:span text:style-name="T223">Time recorded.</text:span><text:span text:style-name="T224"><text:s/></text:span></text:p>
      <text:soft-page-break/>
      <text:p text:style-name="P225">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26">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27"><text:span text:style-name="T228">TMT-A mainly r</text:span><text:span text:style-name="T229">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30">(S</text:span><text:span text:style-name="T231">ánchez-Cubillo et al., 2009).</text:span></text:p>
      <text:p text:style-name="P232"><text:span text:style-name="T233">The Trail Making Test (TMT) is one of the most widely used</text:span><text:span text:style-name="T234"><text:s/></text:span><text:span text:style-name="T235">instruments in neuropsychological assessment as an indicator</text:span><text:span text:style-name="T236"><text:s/></text:span><text:span text:style-name="T237">of speed of cognitive processing and executive func</text:span><text:span text:style-name="T238"><office:annotation office:name="31" xml:id="715721926"><dc:creator>Janka Hauffe</dc:creator><dc:date>2024-09-03T11:49:00</dc:date><meta:creator-initials>JH</meta:creator-initials><text:p text:style-name="P239">Stolen from sunchez<text:s/></text:p></office:annotation>tioning</text:span><text:span text:style-name="CommentReference"><office:annotation-end office:name="31"/></text:span></text:p>
      <text:p text:style-name="P240">(AITB, 1944 ; Lezak, 1995 ; Mitrushina et al., 2005 ;<text:s/>Reitan, 1992 ; Strauss et al., 2006 ).</text:p>
      <text:p text:style-name="P241">Time of completion represents the direct score of each part. In addition to direct scores, the difference between Part B and A (B-A) score.</text:p>
      <text:p text:style-name="P242"><text:span text:style-name="T243">Visual search, perceptual/motor speed, speed of processing, working memory, and general intelligence are among the most frewuently cited constructs thought to contribute to TMT performance<text:s/></text:span><text:span text:style-name="T244">(S</text:span><text:span text:style-name="T245">ánchez-Cubillo et al., 2009).</text:span><text:span text:style-name="T246"><text:s/>Cognitive alternation/flexibility, inhibition/interference control, working memory, mental tracking, and attentional set-shifting are some of the most frequently reported constructs accounting for the increased times in TMT-B performance<text:s/></text:span><text:span text:style-name="T247">(S</text:span><text:span text:style-name="T248">ánchez-Cubillo et al., 2009).</text:span><text:span text:style-name="T249"><text:s/>(review of literature) Working memory has been related to both Parts A and B in several studies (Crowe, 1998; Larrabee &amp; Curtiss, 1995;<text:s/></text:span><text:span text:style-name="T250"><office:annotation office:name="32" xml:id="1766972481"><dc:creator>Janka Hauffe</dc:creator><dc:date>2024-09-03T11:56:00</dc:date><meta:creator-initials>JH</meta:creator-initials><text:p text:style-name="P251">Look at literature</text:p></office:annotation>Mahurin et al., 2006</text:span><text:span text:style-name="CommentReference"><office:annotation-end office:name="32"/></text:span><text:span text:style-name="T252">)</text:span><text:span text:style-name="T253">.</text:span><text:span text:style-name="T254"><text:s/></text:span></text:p>
      <text:p text:style-name="P255"><text:span text:style-name="T256">Results suggest that TMT-A requires mainly visuoperceptual abilities. TMT-B primarily reflects working memory and econdarily task-switching ability, while B-A minimites visuo</text:span><text:span text:style-name="T257">perceptual and working memory demands, providing a relatively pure indicator of executibe control abilities.<text:s/></text:span><text:span text:style-name="T258">TMT is a valid test<text:s/></text:span><text:span text:style-name="T259">(S</text:span><text:span text:style-name="T260">ánchez-Cubillo et al.,<text:s/></text:span><text:span text:style-name="T261"><office:annotation office:name="33" xml:id="1273253096"><dc:creator>Janka Hauffe</dc:creator><dc:date>2024-09-03T12:07:00</dc:date><meta:creator-initials>JH</meta:creator-initials><text:p text:style-name="P262">However, caution must be taken when trying to generalize</text:p><text:p text:style-name="P263">the present results to clinical populations since patients</text:p><text:p text:style-name="P264">may be using compensatory strategies to complete the test</text:p><text:p text:style-name="P265">(Jefferson et al., 2006 ; Spikman et al., 2001 ).<text:line-break/><text:line-break/>Might be good for discussion</text:p></office:annotation>2009).</text:span><text:span text:style-name="CommentReference"><office:annotation-end office:name="33"/></text:span></text:p>
      <text:p text:style-name="P266"><text:span text:style-name="T267"><office:annotation office:name="34" xml:id="304690382"><dc:creator>Janka Hauffe</dc:creator><dc:date>2024-09-03T12:20:00</dc:date><meta:creator-initials>JH</meta:creator-initials><text:p text:style-name="P268">Reitan RM. Trail Making Test: Manual for Administration,</text:p><text:p text:style-name="P269">Scoring and Interpretation. Indianapolis, IN: Indiana</text:p><text:p text:style-name="P270">University Medical Center, 1958.</text:p></office:annotation>TMT</text:span><text:span text:style-name="CommentReference"><office:annotation-end office:name="34"/></text:span><text:span text:style-name="T271"><text:s/>a screening tool, to identify cognitive impairment (Dobbs &amp; Shergill, 2013)</text:span></text:p>
      <text:p text:style-name="P272"><text:span text:style-name="T273">(Crowe</text:span><text:span text:style-name="T274"><office:annotation office:name="35" xml:id="981077561"><dc:creator>Janka Hauffe</dc:creator><dc:date>2024-09-03T12:37:00</dc:date><meta:creator-initials>JH</meta:creator-initials><text:p text:style-name="P275">The results of this series of linear regressions reveals that in nonclinical individuals, TMT(A)</text:p><text:p text:style-name="P276">uniquely measures visual search and motor speed, whereas TMT(B) measures visual search</text:p><text:p text:style-name="P277">and cognitive alternation of operations.</text:p><text:p text:style-name="P278">After controlling for the influence of the factors measured by TMT(A) on the performance</text:p><text:p text:style-name="P279">of TMT(B), poor performance on TMT(B) may be contributed to, in order of effect, by lowered</text:p><text:p text:style-name="P280">verbal IQ, poor skill in visual search, poor ability to mentally maintain two simultaneous</text:p><text:p text:style-name="P281">sequences, as well as decreases in attention and working memory functions.</text:p><text:p text:style-name="P282">The results of this study underline the fact that the TMT is a complex task that loads on a</text:p><text:p text:style-name="P283">number of cognitive skills, including visual search, motor speed, reading level, ability to alternate</text:p><text:p text:style-name="P284">a number and a letter sequence, and attention, as well as a large chunk of further unexplained</text:p><text:p text:style-name="P285">variance.</text:p><text:p text:style-name="P286">The finding</text:p></office:annotation>, 1998</text:span><text:span text:style-name="CommentReference"><office:annotation-end office:name="35"/></text:span><text:span text:style-name="T287">)</text:span></text:p>
      <text:p text:style-name="P288"><text:span text:style-name="T289">TMT Part B sensitive to deficits in cognitive flexibility</text:span><text:span text:style-name="T290">.<text:s/></text:span><text:span text:style-name="T291">(</text:span><text:span text:style-name="T292">Kortte, Horner &amp; Windham, 2002)</text:span></text:p>
      <text:soft-page-break/>
      <text:p text:style-name="P293"><text:span text:style-name="T294">(</text:span><text:span text:style-name="T295"><office:annotation office:name="36" xml:id="764200969"><dc:creator>Janka Hauffe</dc:creator><dc:date>2024-09-03T13:05:00</dc:date><meta:creator-initials>JH</meta:creator-initials><text:p text:style-name="P296"><text:span text:style-name="T297">10. U.S. Army Individual Test Battery (1944) Manual of directions and scoring.</text:span></text:p><text:p text:style-name="P298"><text:span text:style-name="T299">War Department, Adjunct General’s Office, Washington, DC</text:span></text:p><text:p text:style-name="P300"><text:span text:style-name="T301">11. Reitan RM (1958) Validity of the Trail Making Test as an Indicator of Organic</text:span></text:p><text:p text:style-name="P302"><text:span text:style-name="T303">Brain Damage. Percept Mot Skills 8:271–276</text:span></text:p><text:p text:style-name="P304"><text:span text:style-name="T305">12. Reitan RM, Wolfson D (1985) The Halstead-Reitan neuropsychological test</text:span></text:p><text:p text:style-name="P306"><text:span text:style-name="T307">battery: theory and clinical interpretation. Neuropsychology Press, Tucson</text:span></text:p><text:p text:style-name="P308"><text:span text:style-name="T309">13. Barth JT, Jarvis PE (1984) Halstead-Reitan Test Battery: An Interpretive Guide</text:span></text:p><text:p text:style-name="P310"><text:span text:style-name="T311">14. Mondini S, Mapelli D, Vestri A, Arcara G, Bisiacchi P. Esame Neuropsicologico</text:span></text:p><text:p text:style-name="P312"><text:span text:style-name="T313">Breve 2. II. Milano: Raffaello Cortina Editore,<text:s/></text:span><text:span text:style-name="T314">http://www.raffaellocortina.it/</text:span></text:p><text:p text:style-name="P315"><text:span text:style-name="T316">scheda-libro/sara-mondini-daniela-mapelli-alec-vestri/esameneuropsicologico-</text:span></text:p><text:p text:style-name="P317"><text:span text:style-name="T318">breve-2-9788860304193-870.html<text:s/></text:span><text:span text:style-name="T319">(2011, accessed 5</text:span></text:p><text:p text:style-name="P320"><text:span text:style-name="T321">February 2020)</text:span></text:p><text:p text:style-name="P322"><text:span text:style-name="T323">15. Arbuthnott K, Frank J (2000) Trail making test, part B as a measure of</text:span></text:p><text:p text:style-name="P324"><text:span text:style-name="T325">executive control: validation using a set-switching paradigm. J Clin Exp</text:span></text:p><text:p text:style-name="P326"><text:span text:style-name="T327">Neuropsychol 22:518–528</text:span></text:p><text:p text:style-name="P328"><text:span text:style-name="T329">16. Kortte KB, Horner MD, Windham WK (2002) The trail making test, part B:</text:span></text:p><text:p text:style-name="P330"><text:span text:style-name="T331">cognitive flexibility or ability to maintain set? Appl Neuropsychol 9:106–109</text:span></text:p><text:p text:style-name="P332"><text:span text:style-name="T333">17. Sánchez-Cubillo I, Periáñez JA, Adrover-Roig D, Rodríguez-Sánchez JM, Ríos-</text:span></text:p><text:p text:style-name="P334"><text:span text:style-name="T335">Lago M, Tirapu J, Barceló F (2009) Construct validity of the trail making test:</text:span></text:p><text:p text:style-name="P336"><text:span text:style-name="T337">role of task-switching, working memory, inhibition/interference control, and</text:span></text:p><text:p text:style-name="P338"><text:span text:style-name="T339">visuomotor abilities. J Int Neuropsychol Soc 15:438–450</text:span></text:p><text:p text:style-name="P340"><text:span text:style-name="T341">18. Tombaugh TN (2004) Trail making test a and B: normative data stratified by</text:span></text:p><text:p text:style-name="P342"><text:span text:style-name="T343">age and education. Arch Clin Neuropsychol 19:203–214</text:span></text:p></office:annotation>Vallesi, 2020)</text:span><text:span text:style-name="CommentReference"><office:annotation-end office:name="36"/></text:span></text:p>
      <text:p text:style-name="P344"><text:span text:style-name="T345">Valid test<text:s/></text:span><text:span text:style-name="T346">(Arbuthnott &amp; Frank, 2000)</text:span><text:span text:style-name="T347">.<text:s/></text:span></text:p>
      <text:p text:style-name="P348"><text:span text:style-name="T349">One of the most popular neuropsychological tests and included in most test batteries. Provides information on visual search, scanning, speed of processing, mental flexibility, and executive functions.<text:s/></text:span><text:span text:style-name="T350">(Tombaugh, 2003</text:span><text:span text:style-name="T351">/2004</text:span><text:span text:style-name="T352">)</text:span><text:span text:style-name="T353"><text:s/>Originally, part of the Army<text:s/></text:span><text:span text:style-name="T354"><office:annotation office:name="37" xml:id="1801851627"><dc:creator>Janka Hauffe</dc:creator><dc:date>2024-09-03T13:20:00</dc:date><meta:creator-initials>JH</meta:creator-initials><text:p text:style-name="P355">Army Individual Test Battery. (1944).<text:s/><text:span text:style-name="T356">Manual of Directions and Scoring</text:span>. Washington, DC: War Department,</text:p><text:p text:style-name="P357">Adjutant General’s Office.</text:p></office:annotation>Individual Test<text:s/></text:span><text:span text:style-name="CommentReference"><office:annotation-end office:name="37"/></text:span><text:span text:style-name="T358">Battery (1944) and subsequently incorporated into the Halstead-Reitan Battery (Reitan &amp; Wolfson, 1985)</text:span><text:span text:style-name="T359"><text:s/>(Tombaugh, 2003/2004)</text:span><text:span text:style-name="T360">. On Trail A, performance clearly decreased with age but not with education. Not the case for Part B, particularly when age is greater than 54 years</text:span><text:span text:style-name="T361">. Age accounts for more variance than education. But both age and education should be considered when interpreting clinical scores for older groups</text:span><text:span text:style-name="T362"><text:s/>(Tombaugh, 2003/2004).</text:span></text:p>
      <text:p text:style-name="P363"><text:span text:style-name="T364">TMT-B a valid measure of</text:span><text:span text:style-name="T365"><text:s/>the ability to alternate between cognitive categories<text:s/></text:span><text:span text:style-name="T366">(Olliveira-Souza</text:span><text:span text:style-name="T367"><text:s/>et al.</text:span><text:span text:style-name="T368">, 2000)<text:s/></text:span></text:p>
      <text:p text:style-name="P369">N-Back Part A and B</text:p>
      <text:p text:style-name="P370"><text:span text:style-name="T371">(Jaeggi, Bus</text:span><text:span text:style-name="T372"><office:annotation office:name="38" xml:id="1708754914"><dc:creator>Janka Hauffe</dc:creator><dc:date>2024-09-04T08:05:00</dc:date><meta:creator-initials>JH</meta:creator-initials><text:p text:style-name="P37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74">,<text:s/></text:span><text:span text:style-name="T375"><office:annotation office:name="39" xml:id="860099204"><dc:creator>Janka Hauffe</dc:creator><dc:date>2024-09-03T16:18:00</dc:date><meta:creator-initials>JH</meta:creator-initials><text:p text:style-name="P376"><text:s/>Looking at</text:p><text:p text:style-name="P377">the data relating the N-back task to other</text:p><text:p text:style-name="P378">measures of WMC, the N-back task does not</text:p><text:p text:style-name="P379">seem to be a useful measure of individual</text:p><text:p text:style-name="P380">differences in WMC, due to its low reliability.</text:p><text:p text:style-name="P381">Nevertheless, it is a very useful tool for the</text:p><text:p text:style-name="P382">experimental investigation of WM processes be-</text:p><text:p text:style-name="P383">cause it allows load to be manipulated in a very</text:p><text:p text:style-name="P384">simple, straightforward way. Further, there is</text:p><text:p text:style-name="P385">converging evidence that N-back performance</text:p><text:p text:style-name="P386">can well predict individual differences in Gf and</text:p><text:p text:style-name="P387">other higher cognitive functions, at least when</text:p><text:p text:style-name="P388">used at higher levels of load</text:p></office:annotation><office:annotation office:name="40" xml:id="1529654032"><dc:creator>Janka Hauffe</dc:creator><dc:date>2024-09-03T16:18:00</dc:date><meta:creator-initials>JH</meta:creator-initials><text:p text:style-name="P389">See: Conway et al., 2005;</text:p><text:p text:style-name="P390">Kane &amp; Engle, 200</text:p></office:annotation>Perrig &amp; Meier</text:span><text:span text:style-name="CommentReference"><office:annotation-end office:name="39"/></text:span><text:span text:style-name="CommentReference"><office:annotation-end office:name="40"/></text:span><text:span text:style-name="T391">, 2010</text:span><text:span text:style-name="T392">)<text:s/></text:span></text:p>
      <text:p text:style-name="P393"><text:span text:style-name="T394">(Kane, C</text:span><text:span text:style-name="T395">onway, Miu</text:span><text:span text:style-name="T396"><office:annotation office:name="41" xml:id="1665102406"><dc:creator>Janka Hauffe</dc:creator><dc:date>2024-09-04T08:02:00</dc:date><meta:creator-initials>JH</meta:creator-initials><text:p text:style-name="P397"><text:span text:style-name="T398">They she the n-back task bit critically</text:span></text:p></office:annotation>ra &amp; Colflesh</text:span><text:span text:style-name="CommentReference"><office:annotation-end office:name="41"/></text:span><text:span text:style-name="T399">, 2007</text:span><text:span text:style-name="T400">)</text:span><text:span text:style-name="T401"><text:s/>N-back tasks are continous-recognition measures, that present stimulus sequences.</text:span><text:span text:style-name="T402"><text:s/></text:span></text:p>
      <text:p text:style-name="P403"><text:span text:style-name="T404">(</text:span><text:span text:style-name="T405"><office:annotation office:name="42" xml:id="20844014"><dc:creator>Janka Hauffe</dc:creator><dc:date>2024-09-04T08:10:00</dc:date><meta:creator-initials>JH</meta:creator-initials><text:p text:style-name="P406">Our findings of limited validity between</text:p><text:p text:style-name="P407">N-back performance and clinical measures of working memory</text:p></office:annotation>Jacola et<text:s/></text:span><text:span text:style-name="CommentReference"><office:annotation-end office:name="42"/></text:span><text:span text:style-name="T408">al</text:span><text:span text:style-name="T409"><office:annotation office:name="43" xml:id="989125967"><dc:creator>Janka Hauffe</dc:creator><dc:date>2024-09-04T08:07:00</dc:date><meta:creator-initials>JH</meta:creator-initials><text:p text:style-name="P410">Our results provide evidence for reliability of N-back accuracy during fMRI</text:p><text:p text:style-name="P411">scanning; however, reliability of reaction time data is affected by order of task presentation. Data</text:p><text:p text:style-name="P412">regarding construct validity are inconsistent and emphasize the need to consider clinical utility of</text:p><text:p text:style-name="P413">behavioral measures in the design and interpretation of functional neuroimaging studies.</text:p></office:annotation>., 2014)</text:span><text:span text:style-name="CommentReference"><office:annotation-end office:name="43"/></text:span><text:span text:style-name="T414"><text:s/></text:span><text:span text:style-name="T415">In particular, we found N-back reaction time during fMRI scanning to be</text:span></text:p>
      <text:p text:style-name="P416">most strongly correlated with measured intelligence, as opposed to clinical measures of</text:p>
      <text:p text:style-name="P417">working memory</text:p>
      <text:p text:style-name="P418">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 involve a processing-and-storing dual task and in which individuals are not asked to recall any information but to recognize it (Pelegrina et al., 2015). N-back continuous recognition task in<text:s/><text:soft-page-break/>which participants must decide whether a stimulus was previously presented in certain conditions. “n” trials back. Letters where shown. Each item compared to item presented immediately before, prior letter.<text:s/></text:p>
      <text:p text:style-name="P419"><text:span text:style-name="T420">R</text:span><text:span text:style-name="T421">ed circle as fixation pount. Two blocks, first 1-back task, sencond a 2-back task</text:span><text:span text:style-name="T422"><text:s/>(condition)</text:span><text:span text:style-name="T423"><text:s/>(two positions prior)</text:span><text:span text:style-name="T424">. Between those two blocks is a pause and instructur explaines the new task again, before starting the second block. On trial consist of a fixation period of 0.25 seconds</text:span><text:span text:style-name="T425"><text:s/>(better 250ms)</text:span><text:span text:style-name="T426"><text:s/>(red dot is displayed), followed by a black screen (0.15 seconds). The stimulus in form of a single letter is presented for 0.5</text:span><text:span text:style-name="T427"><text:s/>(500 ms)</text:span><text:span text:style-name="T428"><text:s/></text:span><text:span text:style-name="T429">(that’s than also reaction time right?)</text:span><text:span text:style-name="T430">second on screen.</text:span><text:span text:style-name="T431"><text:s/>Inter-trial interval (1800-2200 ms) Black screen. Reaction time window 0.5 seconds (stimulus presentation)</text:span><text:span text:style-name="T432">.<text:s/></text:span><text:span text:style-name="T433">In total 2.3 to 2.7 seconds per trial. Press, when detecting a target, a target is.</text:span><text:span text:style-name="T434"><text:s/>1-back task: Participants press spacebar when current letter matches the previous one. 2-back task, participants press spacebar when current letter matches the letter presented two trials ago/before.<text:s/></text:span><text:span text:style-name="T435">Reaction time, missing and fals hits measured.</text:span><text:span text:style-name="T436"><text:s/>Response accuracy and response time was measured.</text:span><text:span text:style-name="T437"><text:s/></text:span><text:span text:style-name="T438">In each condition 60 stimuli presented. 20 targets in both conditions. In total the experiment took<text:s/></text:span><text:span text:style-name="T439"><office:annotation office:name="44" xml:id="322556012"><dc:creator>Janka Hauffe</dc:creator><dc:date>2024-09-03T15:33:00</dc:date><meta:creator-initials>JH</meta:creator-initials><text:p text:style-name="P440">If I calculated right shortest time: 3.75 minutes, longest 5.8 without instructions</text:p></office:annotation>around 5<text:s/></text:span><text:span text:style-name="CommentReference"><office:annotation-end office:name="44"/></text:span><text:span text:style-name="T441">minutes.</text:span><text:span text:style-name="T442"><text:s/>One can easily manipulate the level of difficulty depending on greater or lesser memory loads as well as the timing of stimulus presentation.</text:span><text:span text:style-name="T443"><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444"><office:annotation office:name="45" xml:id="1574090003"><dc:creator>Janka Hauffe</dc:creator><dc:date>2024-09-04T08:00:00</dc:date><meta:creator-initials>JH</meta:creator-initials><text:p text:style-name="P445">Give example</text:p></office:annotation>, B, Z,<text:s/></text:span><text:span text:style-name="CommentReference"><office:annotation-end office:name="45"/></text:span><text:span text:style-name="T446">G, D, F . Presented one by one in center of the screen.<text:s/></text:span><text:span text:style-name="T447">20 target trials and 40 non-target trials, right?</text:span><text:span text:style-name="T448"><text:s/>Each stimulus appeared on screen for 500 ma, followed by a screen that remained black for another 180ms to 220 ms.<text:s/></text:span><text:span text:style-name="T449">Respons time, number of hits, correct rejection, misses</text:span><text:span text:style-name="T450"><office:annotation office:name="46" xml:id="1080419870"><dc:creator>Janka Hauffe</dc:creator><dc:date>2024-09-03T16:07:00</dc:date><meta:creator-initials>JH</meta:creator-initials><text:p text:style-name="P451">This sentence is not true in my case</text:p></office:annotation>, false alarms, and<text:s/></text:span><text:span text:style-name="CommentReference"><office:annotation-end office:name="46"/></text:span><text:span text:style-name="T452">non-responses were recorded.</text:span><text:span text:style-name="T453"><text:s/>Age-related changes that might be related to different cognitive processes involved in updating information in working memory (Pelegrina et al., 2015).</text:span><text:span text:style-name="T454"><text:tab/><text:s/></text:span></text:p>
      <text:p text:style-name="P455"><text:span text:style-name="T456"><office:annotation office:name="47" xml:id="5710738"><dc:creator>Janka Hauffe</dc:creator><dc:date>2024-08-30T14:20:00</dc:date><meta:creator-initials>JH</meta:creator-initials><text:p text:style-name="P457">Der Psychomotor Vigilance Test (PVT), die Oddball Aufgabe, der Redundant Target Effect (RTE) und</text:p><text:p text:style-name="P458">die n-back Aufgabe sind Reaktionsaufgaben, die an einem Computer im EEG-Labor durchgeführt</text:p><text:p text:style-name="P459">werden. Bei dem PVT müssen die Versuchspersonen so schnell wie möglich einen Knopf drücken,</text:p><text:p text:style-name="P460">sobald ein Timer aus roten Zahlen erscheint. Sobald die Reaktion stattgefunden hat, stoppt der Timer</text:p><text:p text:style-name="P461">14</text:p><text:p text:style-name="P462">und zeigt somit die Reaktionszeit der Versuchsperson an. Die Oddball Aufgabe besteht aus einem</text:p><text:p text:style-name="P463">Zielreiz, einem Distraktorreiz und einem Standardreiz. Die Aufgabe der Versuchsperson ist es, bei</text:p><text:p text:style-name="P464">Erscheinen des Zielreizes so schnell wie möglich einen Knopf zu drücken. Beim RTE kann ein visueller</text:p><text:p text:style-name="P465">oder auditiver Reiz erscheinen oder auch beides gleichzeitig. Sobald einer der Reize erscheint</text:p><text:p text:style-name="P466">(unabhängig von der Bedingung), soll so schnell wie möglich ein Knopf gedrückt werden. Die n-back</text:p><text:p text:style-name="P467">Aufgabe besteht aus zwei Teilen. Auf dem Bildschirm erscheinen Buchstaben. Im ersten Teil sollen</text:p><text:p text:style-name="P468">die Versuchspersonen per Knopfdruck reagieren, wenn ein Buchstabe erscheint, der mit dem</text:p><text:p text:style-name="P469">vorherigen Buchstaben übereinstimmt. Im zweiten Teil sollen die Versuchspersonen per Knopfdruck</text:p><text:p text:style-name="P470">reagieren, wenn ein Buchstabe erscheint, der mit dem vorletzten Buchstaben übereinstimmt.</text:p></office:annotation>PVT</text:span><text:span text:style-name="CommentReference"><office:annotation-end office:name="47"/></text:span></text:p>
      <text:p text:style-name="P471"><text:span text:style-name="T472">(Basner &amp; Dinges, 2011)</text:span><text:span text:style-name="T473"><office:annotation office:name="48" xml:id="2037999759"><dc:creator>Janka Hauffe</dc:creator><dc:date>2024-09-03T14:08:00</dc:date><meta:creator-initials>JH</meta:creator-initials><text:p text:style-name="P474">The PVT was run on an Intel Core 2 Duo PC and a 17″ CRT screen</text:p><text:p text:style-name="P475">with a 60 Hz refresh rate, using E-Prime software (Schneider et al.,</text:p><text:p text:style-name="P476">2001). The target stimulus was a black circle with a red edge (diameter:</text:p><text:p text:style-name="P477">9.15 ° of visual angle at a viewing distance of 50 cm).</text:p></office:annotation><office:annotation office:name="49" xml:id="632210487"><dc:creator>Janka Hauffe</dc:creator><dc:date>2024-09-03T14:09:00</dc:date><meta:creator-initials>JH</meta:creator-initials><text:p text:style-name="P478">Need to know what kind of screen</text:p></office:annotation><text:s text:c="2"/></text:span><text:span text:style-name="CommentReference"><office:annotation-end office:name="48"/></text:span><text:span text:style-name="CommentReference"><office:annotation-end office:name="49"/></text:span></text:p>
      <text:p text:style-name="P479">Reaction time task<text:s/></text:p>
      <text:p text:style-name="P480"><text:span text:style-name="T481">(Drummond et al., 2005) Originally developed in 1985 as measure of sustained<text:s/></text:span><text:span text:style-name="T482"><office:annotation office:name="50" xml:id="178537002"><dc:creator>Janka Hauffe</dc:creator><dc:date>2024-09-03T13:46:00</dc:date><meta:creator-initials>JH</meta:creator-initials><text:p text:style-name="P483">Dinges DF, Powell JW. Microcomputer analyses of performance on</text:p><text:p text:style-name="P484">a portable, simple visual RT task during sustained operations. Beh</text:p><text:p text:style-name="P485">Res Meth Instr Comp 1985;17:652-5.</text:p></office:annotation>attention</text:span><text:span text:style-name="CommentReference"><office:annotation-end office:name="50"/></text:span><text:span text:style-name="T486">. Studies have demonstrated its sensitivity to sleepiness in clinical and experimental<text:s/></text:span><text:span text:style-name="T487"><office:annotation office:name="51" xml:id="445741648"><dc:creator>Janka Hauffe</dc:creator><dc:date>2024-09-03T13:47:00</dc:date><meta:creator-initials>JH</meta:creator-initials><text:p text:style-name="P488">Dorrian J, Rogers NL, Dinges, DF. Psychomotor vigilance performance:</text:p><text:p text:style-name="P489">a neurocognitive assay sensitive to sleep loss. In: Kushida</text:p><text:p text:style-name="P490">C, ed. Sleep Deprivation: Clinical Issues, Pharmacology and Sleep</text:p><text:p text:style-name="P491">Loss Effects. New York: Marcel Dekker, Inc; 2005:39-70.</text:p></office:annotation>setting</text:span><text:span text:style-name="CommentReference"><office:annotation-end office:name="51"/></text:span><text:span text:style-name="T492">s.<text:s/></text:span></text:p>
      <text:p text:style-name="P493"><text:span text:style-name="T494">(Molina, Sanabria, Jung &amp; Correa,<text:s/></text:span><text:span text:style-name="T495"><office:annotation office:name="52" xml:id="2129532080"><dc:creator>Janka Hauffe</dc:creator><dc:date>2024-09-03T13:59:00</dc:date><meta:creator-initials>JH</meta:creator-initials><text:p text:style-name="P496">is a straightforward and reliable tool for measuring</text:p><text:p text:style-name="P497">fatigue in humans.</text:p></office:annotation><office:annotation office:name="53" xml:id="1314697649"><dc:creator>Janka Hauffe</dc:creator><dc:date>2024-09-03T13:59:00</dc:date><meta:creator-initials>JH</meta:creator-initials><text:p text:style-name="P498">Might be interesting, when comparring with fatigue score</text:p></office:annotation>201</text:span><text:span text:style-name="CommentReference"><office:annotation-end office:name="52"/></text:span><text:span text:style-name="CommentReference"><office:annotation-end office:name="53"/></text:span><text:span text:style-name="T499">9)</text:span></text:p>
      <text:soft-page-break/>
      <text:p text:style-name="P500"><text:span text:style-name="T501">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502"><office:annotation office:name="54" xml:id="646150955"><dc:creator>Janka Hauffe</dc:creator><dc:date>2024-09-03T14:04:00</dc:date><meta:creator-initials>JH</meta:creator-initials><text:p text:style-name="P503">Research on the relationship between EEG signals and PVT performance</text:p><text:p text:style-name="P504">showed that an increment in delta power on frontal and occipital</text:p><text:p text:style-name="P505">areas, and an increment in occipital theta power were associated with</text:p><text:p text:style-name="P506">slower RTs and more frequent lapses (RTs above 500 ms) on sleep-deprived</text:p><text:p text:style-name="P507">subjects (Chua et al., 2012; Hoedlmoser et al., 2011).<text:line-break/>Interesting for EEG/Hypotheses<text:s/></text:p></office:annotation><office:annotation office:name="55" xml:id="1915635809"><dc:creator>Janka Hauffe</dc:creator><dc:date>2024-09-03T14:05:00</dc:date><meta:creator-initials>JH</meta:creator-initials><text:p text:style-name="P508">It is interesting</text:p><text:p text:style-name="P509">to note that frontal and parietal areas have been often related</text:p><text:p text:style-name="P510">to sustained attention and, despite the scarce extant evidence with this</text:p><text:p text:style-name="P511">task, one could expect performance on the PVT to rely on these brain</text:p><text:p text:style-name="P512">areas.</text:p></office:annotation>2019)</text:span><text:span text:style-name="CommentReference"><office:annotation-end office:name="54"/></text:span><text:span text:style-name="CommentReference"><office:annotation-end office:name="55"/></text:span></text:p>
      <text:p text:style-name="P513">(Jakobsen, Sorensen, Rask , Jensen &amp; Kondrup, 2011) Reaction time was related to cognitive function in both healthy subjects and patients,l, is valid.</text:p>
      <text:p text:style-name="P514">5 minute version of the PVT, valid alternative to the 10-min PVT-192 version for assessing fatigue (Lamond, Jay, Dorrian, Ferguson, Roach &amp; Dawson, 2008).</text:p>
      <text:p text:style-name="P515"><text:span text:style-name="T516">After instruction into task, a training<text:s/></text:span><text:span text:style-name="T517">block</text:span><text:span text:style-name="T518"><text:s/>with</text:span><text:span text:style-name="T519"><text:s/>8</text:span><text:span text:style-name="T520"><text:s/>trials</text:span><text:span text:style-name="T521">, to make people familiar with the task</text:span><text:span text:style-name="T522">. 5</text:span><text:span text:style-name="T523">0</text:span><text:span text:style-name="T524"><text:s/>stimuli where presented<text:s/></text:span><text:span text:style-name="T525">in the “real” experiment to</text:span><text:span text:style-name="T526"><text:s/>which participants should react as fast as possible my pressing the space bar. Between trial, a<text:s/></text:span><text:span text:style-name="T527">white<text:s/></text:span><text:span text:style-name="T528">fixation cross was shown</text:span><text:span text:style-name="T529"><text:s/>on black screen</text:span><text:span text:style-name="T530"><text:s/>(2 to 10 seconds), that needed to be fixated. Then a dynamic stimuli was show, appearing in a red number,<text:s/></text:span><text:span text:style-name="T531">starting from 0 and counting up in</text:span><text:span text:style-name="T532"><office:annotation office:name="56" xml:id="1574457230"><dc:creator>Janka Hauffe</dc:creator><dc:date>2024-09-03T14:46:00</dc:date><meta:creator-initials>JH</meta:creator-initials><text:p text:style-name="P533">Kann es ins Unendliche gehen?</text:p></office:annotation><text:s/>miliseconds</text:span><text:span text:style-name="CommentReference"><office:annotation-end office:name="56"/></text:span><text:span text:style-name="T534">.<text:s/></text:span><text:span text:style-name="T535">Number represents reaction time.<text:s/></text:span><text:span text:style-name="T536">The task was, to press the spacebar as fast as possible after the red number was shown on screen.</text:span><text:span text:style-name="T537"><text:s/>Trial ends when a response is made (or implicitly after a long duration (not explicitly defined in the code).</text:span><text:span text:style-name="T538"><text:s/>Reactiontime was shown as feedback on screen</text:span><text:span text:style-name="T539"><text:s/>for 0.5 seconds</text:span><text:span text:style-name="T540">, before the next trial startet.<text:s/></text:span></text:p>
      <text:p text:style-name="P541"><text:span text:style-name="T542"><office:annotation office:name="57" xml:id="1959527430"><dc:creator>Janka Hauffe</dc:creator><dc:date>2024-08-30T14:21:00</dc:date><meta:creator-initials>JH</meta:creator-initials><text:p text:style-name="P543">Bei dem Ruhe-EEG sollen die Versuchspersonen lediglich auf einen Fixationspunkt gucken. Nach 5</text:p><text:p text:style-name="P544">Minuten teilt ein Audiosignal der Versuchsperson mit, dass sie nun für die nächsten 5 Minuten die</text:p><text:p text:style-name="P545">Augen schließen sollen. Mit einem letzten Audiosignal wird der Versuch beendet.</text:p></office:annotation>Resting state</text:span><text:span text:style-name="CommentReference"><office:annotation-end office:name="57"/></text:span></text:p>
      <text:p text:style-name="P546"/>
      <text:p text:style-name="P547">Questionnaires</text:p>
      <text:p text:style-name="P548"><text:tab/>PSQI</text:p>
      <text:p text:style-name="P549"><text:span text:style-name="T550">The Pittsburgh Sleep Quality Index (PSQI), developed by<text:s/></text:span><text:span text:style-name="T551">Buysse, Reynolds, Monk, Berman, and Kupfer in 1988 is a</text:span><text:span text:style-name="T552"><text:s/>self-rated questionnaire that assesses sleep quality and disturbance over the past month. The PSQI is the most commonly used sleep health assessment tool in both clinical and research settings.<text:s/></text:span><text:span text:style-name="T553">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text:s/></text:span><text:soft-page-break/><text:span text:style-name="T554">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55"/>
      <text:p text:style-name="P556"><text:tab/>HADS</text:p>
      <text:p text:style-name="P557"><text:span text:style-name="T558">The self-assessment Hospital Anxiety and Depression Scale (HADS) was originally developed by Zigmond &amp; Snaith in<text:s/></text:span><text:span text:style-name="T559"><office:annotation office:name="58" xml:id="1966138476"><dc:creator>Janka Hauffe</dc:creator><dc:date>2024-08-21T12:06:00</dc:date><meta:creator-initials>JH</meta:creator-initials><text:p text:style-name="P560">Dann muss ich das doch am Ende des Satzes nicht mehr in Klammern zitieren!?</text:p></office:annotation>1983 to<text:s/></text:span><text:span text:style-name="CommentReference"><office:annotation-end office:name="58"/></text:span><text:span text:style-name="T561">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62"><office:annotation office:name="59" xml:id="1702582464"><dc:creator>Janka Hauffe</dc:creator><dc:date>2024-08-21T14:42:00</dc:date><meta:creator-initials>JH</meta:creator-initials><text:p text:style-name="P563"><text:s/>Though in some</text:p><text:p text:style-name="P564">studies the original cut-off scores (8+ and 11+) failed to be optimal,</text:p><text:p text:style-name="P565">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566">Symptoms</text:p><text:p text:style-name="P567">relating also to physical disorder, such as dizziness, headache or</text:p><text:p text:style-name="P568">insomnia were not included</text:p></office:annotation>for the<text:s/></text:span><text:span text:style-name="CommentReference"><office:annotation-end office:name="59"/></text:span><text:span text:style-name="CommentReference"><office:annotation-end office:name="60"/></text:span><text:span text:style-name="T569">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70"/>
      <text:p text:style-name="P571"><text:span text:style-name="T572">Zigmond and Snaith (1983), as well as Bjelland, Dahl, Haug, and Neckelmann (2001) and Herrero et al. (2003) recomm</text:span><text:span text:style-name="T573"><office:annotation office:name="61" xml:id="879541063"><dc:creator>Janka Hauffe</dc:creator><dc:date>2024-08-21T12:44:00</dc:date><meta:creator-initials>JH</meta:creator-initials><text:p text:style-name="P574">Zeitform</text:p></office:annotation>ende</text:span><text:span text:style-name="CommentReference"><office:annotation-end office:name="61"/></text:span><text:span text:style-name="T575">d a cut-off score of 8 for both subscales,while a score of ≥8 indicates caseness.<text:s/></text:span></text:p>
      <text:p text:style-name="P576"/>
      <text:p text:style-name="P577">(Bjelland, Dahl, Haug &amp; Neckelmann, 2001)<text:s/></text:p>
      <text:p text:style-name="P578">In this study the German Version (HADS-D) of the scale was used.<text:s/></text:p>
      <text:p text:style-name="P579"><text:tab/>FACIT-F</text:p>
      <text:soft-page-break/>
      <text:p text:style-name="P580"><text:span text:style-name="T581">The 13-item<text:s/></text:span><text:span text:style-name="T582"><office:annotation office:name="62" xml:id="2070944078"><dc:creator>Janka Hauffe</dc:creator><dc:date>2024-08-21T08:33:00</dc:date><meta:creator-initials>JH</meta:creator-initials><text:p text:style-name="P583">Time interval (one week)</text:p></office:annotation>Functional Assessment<text:s/></text:span><text:span text:style-name="CommentReference"><office:annotation-end office:name="62"/></text:span><text:span text:style-name="T584">of Chronic Illness Therapy (FACIT)-Fatigue Scale (Version 4)</text:span><text:span text:style-name="T585"><office:annotation office:name="63" xml:id="1334894810"><dc:creator>Janka Hauffe</dc:creator><dc:date>2024-07-27T10:36:00</dc:date><meta:creator-initials>JH</meta:creator-initials><text:p text:style-name="P586">Or maybe literature already here? And then maybe again after cancer-related fatigue!?</text:p></office:annotation><text:s/></text:span><text:span text:style-name="CommentReference"><office:annotation-end office:name="63"/></text:span><text:span text:style-name="T587">was used to assess self-reported fatigue and its impact on daily activities and functions (Cella, Lai, Chang, Peterman &amp; Slavin, 2002; Yellen et al., 1997). While it was originally developed for cancer-related fatigue (Cella et al., 2002;<text:s/></text:span><text:span text:style-name="T588"><office:annotation office:name="64" xml:id="1092818260"><dc:creator>Janka Hauffe</dc:creator><dc:date>2024-07-27T10:35:00</dc:date><meta:creator-initials>JH</meta:creator-initials><text:p text:style-name="P589">Again literature here? Not quite sure where exactly it should be</text:p></office:annotation>Yellen et al., 1997),<text:s/></text:span><text:span text:style-name="CommentReference"><office:annotation-end office:name="64"/></text:span><text:span text:style-name="T590">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91">Again „uses“ maybe there is a better/other word I could use instead</text:p></office:annotation></text:span><text:span text:style-name="T592"><text:s/>a five-point Likert scale, with total scores ranging from 0 (severe fatigue) to 52 (no fatigue)</text:span><text:span text:style-name="T593"><office:annotation office:name="66" xml:id="543974313"><dc:creator>Janka Hauffe</dc:creator><dc:date>2024-07-27T10:53:00</dc:date><meta:creator-initials>JH</meta:creator-initials><text:p text:style-name="P594">Do I need to mention the literature here again?</text:p></office:annotation>.</text:span><text:span text:style-name="CommentReference"><office:annotation-end office:name="66"/></text:span><text:span text:style-name="T595"><text:s/>Based on general population data, scores ≤30 indicate clinically significant fatigue (Piper &amp; Cella, 2010).</text:span></text:p>
      <text:p text:style-name="P596"/>
      <text:p text:style-name="P597"/>
      <text:p text:style-name="P598">Cluster analysis</text:p>
      <text:p text:style-name="P599">Preprocessing<text:s/></text:p>
      <text:p text:style-name="P600">Data import and initial processing<text:s/></text:p>
      <text:p text:style-name="P601">Starts by loading necessary R libraries (tidyverse and dplyr)</text:p>
      <text:p text:style-name="P602">Data imported from a TSV file (participants.tsv) using read.delim(). Missing values 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p>
      <text:p text:style-name="P603">Preprocessing</text:p>
      <text:list text:style-name="LFO1" text:continue-numbering="true">
        <text:list-item>
          <text:p text:style-name="P604">Data import and initial processing</text:p>
        </text:list-item>
      </text:list>
      <text:list text:style-name="LFO2" text:continue-numbering="true">
        <text:list-item>
          <text:p text:style-name="P605">Source of data, how imported</text:p>
        </text:list-item>
        <text:list-item>
          <text:p text:style-name="P606">Explain initial variable selection and any immediate transformations (e.g. calculating TMT difference)</text:p>
        </text:list-item>
      </text:list>
      <text:list text:style-name="LFO1" text:continue-numbering="true">
        <text:list-item>
          <text:p text:style-name="P607">Data cleaning</text:p>
        </text:list-item>
      </text:list>
      <text:list text:style-name="LFO2" text:continue-numbering="true">
        <text:list-item>
          <text:p text:style-name="P608">How missing values handled</text:p>
        </text:list-item>
        <text:list-item>
          <text:p text:style-name="P609">Explain process of removing rows with missing values in key cognitive variables</text:p>
        </text:list-item>
      </text:list>
      <text:list text:style-name="LFO1" text:continue-numbering="true">
        <text:list-item>
          <text:p text:style-name="P610">Outlier detection and treatment</text:p>
        </text:list-item>
      </text:list>
      <text:list text:style-name="LFO2" text:continue-numbering="true">
        <text:list-item>
          <text:p text:style-name="P611">Winsorization process</text:p>
        </text:list-item>
        <text:list-item>
          <text:p text:style-name="P612">Why winsorization was chosen over other outlier treatment methods</text:p>
        </text:list-item>
      </text:list>
      <text:list text:style-name="LFO1" text:continue-numbering="true">
        <text:list-item>
          <text:p text:style-name="P613">Variable Transformation and Normalization</text:p>
        </text:list-item>
      </text:list>
      <text:list text:style-name="LFO2" text:continue-numbering="true">
        <text:list-item>
          <text:p text:style-name="P614">Describe the creation of age groups</text:p>
        </text:list-item>
        <text:list-item>
          <text:p text:style-name="P615">Explain process of calculating age-adjusted z-scores for cognitive variables</text:p>
        </text:list-item>
        <text:list-item>
          <text:p text:style-name="P616">Describe standardization of N-back miss scores</text:p>
        </text:list-item>
      </text:list>
      <text:p text:style-name="P617">Cluster analysis Methodology</text:p>
      <text:list text:style-name="LFO3" text:continue-numbering="true">
        <text:list-item>
          <text:p text:style-name="P618">Selection of cluster algorithm</text:p>
        </text:list-item>
      </text:list>
      <text:list text:style-name="LFO2" text:continue-numbering="true">
        <text:list-item>
          <text:p text:style-name="P619">Justify your choice of clustering algorithm</text:p>
        </text:list-item>
        <text:list-item>
          <text:p text:style-name="P620">Explain why this algorithm is suitable for your data and research questions</text:p>
        </text:list-item>
      </text:list>
      <text:list text:style-name="LFO3" text:continue-numbering="true">
        <text:list-item>
          <text:p text:style-name="P621">Determination of optimal number of clusters</text:p>
        </text:list-item>
      </text:list>
      <text:list text:style-name="LFO2" text:continue-numbering="true">
        <text:list-item>
          <text:p text:style-name="P622">Describe the method used to determine the optimal number of clusters(e.g., elbow method, silhouette analysis)</text:p>
        </text:list-item>
        <text:list-item>
          <text:p text:style-name="P623">Explain the criteria used for this decision</text:p>
        </text:list-item>
      </text:list>
      <text:list text:style-name="LFO3" text:continue-numbering="true">
        <text:list-item>
          <text:p text:style-name="P624">Implementation of clustering algorithm</text:p>
        </text:list-item>
      </text:list>
      <text:list text:style-name="LFO2" text:continue-numbering="true">
        <text:list-item>
          <text:p text:style-name="P625">Describe the specific steps of chosen clustering algorithm</text:p>
        </text:list-item>
        <text:list-item>
          <text:p text:style-name="P626">Mention any software or libraries used for the analysis</text:p>
        </text:list-item>
      </text:list>
      <text:list text:style-name="LFO3" text:continue-numbering="true">
        <text:list-item>
          <text:p text:style-name="P627">Cluster Validation</text:p>
        </text:list-item>
      </text:list>
      <text:list text:style-name="LFO2" text:continue-numbering="true">
        <text:list-item>
          <text:p text:style-name="P628">Describe the methods used to validate the clustering results (e.g., silhouette coefficient,<text:s/>Davies-Bouldin index)</text:p>
        </text:list-item>
        <text:list-item>
          <text:p text:style-name="P629">Explain why these validation methods were chosen</text:p>
        </text:list-item>
      </text:list>
      <text:p text:style-name="P630">Interpretation and Visualization (not methods) but visualization already in methods or? Maybe in results</text:p>
      <text:list text:style-name="LFO4" text:continue-numbering="true">
        <text:list-item>
          <text:p text:style-name="P631">Cluster Interpretation</text:p>
        </text:list-item>
      </text:list>
      <text:list text:style-name="LFO2" text:continue-numbering="true">
        <text:list-item>
          <text:p text:style-name="P632">Describe how you interpretaed the meaning of each cluster</text:p>
        </text:list-item>
        <text:list-item>
          <text:p text:style-name="P633">Explain any domain knowledge used in this interpretation</text:p>
        </text:list-item>
      </text:list>
      <text:list text:style-name="LFO4" text:continue-numbering="true">
        <text:list-item>
          <text:p text:style-name="P634">Visualization Techniques</text:p>
        </text:list-item>
      </text:list>
      <text:list text:style-name="LFO2" text:continue-numbering="true">
        <text:list-item>
          <text:p text:style-name="P635">Describe any visualization methods used to represent the clusters (e.g., scatter plots, dendrograms)</text:p>
        </text:list-item>
        <text:list-item>
          <text:p text:style-name="P636">Explain how these visualizations aid in understanding the cluster structure<text:s/></text:p>
        </text:list-item>
      </text:list>
      <text:p text:style-name="P637">Limitations and Considerations</text:p>
      <text:list text:style-name="LFO5" text:continue-numbering="true">
        <text:list-item>
          <text:p text:style-name="P638">Discuss any limitations of your chosen methods</text:p>
        </text:list-item>
        <text:list-item>
          <text:p text:style-name="P639">Address potential biases or assumptions in your approach<text:s/></text:p>
        </text:list-item>
      </text:list>
      <text:soft-page-break/>
      <text:p text:style-name="P640"><text:span text:style-name="T641"><text:tab/>Goal of cluster analysis<text:s/></text:span><text:span text:style-name="T642">(here or introduction?)</text:span></text:p>
      <text:p text:style-name="P643">Ausgewählte Variablen</text:p>
      <text:p text:style-name="P644">At first, all cognitive data, after reduced to tmt and pvt, why?<text:s/></text:p>
      <text:p text:style-name="P645">Only include if good reason to think they will define the clusters</text:p>
      <text:p text:style-name="P646">Irrelevant or masking variables should be excluded if possible</text:p>
      <text:p text:style-name="P647">At first n-back included, later excluded since<text:line-break/><text:tab/>MoCA excluded, since ..<text:s/></text:p>
      <text:p text:style-name="P648">Missing values were excluded (the participant was excluded if one missing value in rte, pvt or n-back task.)</text:p>
      <text:p text:style-name="P649">Ausgewählte Objekte</text:p>
      <text:p text:style-name="P650">All participants, some where excluded due to missing data or didn’t understand n-back Task<text:s/></text:p>
      <text:p text:style-name="P651">How many objects/participants left?</text:p>
      <text:p text:style-name="P652">Gegebenenfalls die eingesetzten Datentransformationen</text:p>
      <text:p text:style-name="P653">z-transformation</text:p>
      <text:p text:style-name="P654">standardisation<text:s/></text:p>
      <text:p text:style-name="P655"><text:span text:style-name="T656">winsorizing<text:s/></text:span></text:p>
      <text:p text:style-name="P657">Gewählte (Un-)Ähnlichkeitsmaß</text:p>
      <text:p text:style-name="P658">Quadrierte(?) euklidische Distanzmaß<text:s/></text:p>
      <text:p text:style-name="P659">Ausgewählte Verfahren (genaue Bezeichnung)</text:p>
      <text:p text:style-name="P660">Ward-method<text:s/></text:p>
      <text:p text:style-name="P661">Eingesetzes Computerprogramm (inkl. Versionsnummer)</text:p>
      <text:p text:style-name="P662">R<text:s/></text:p>
      <text:p text:style-name="P663">Technische Voreinstellungen</text:p>
      <text:p text:style-name="P664">Verwendete Kriterien zur Bestimmung der Clusteranzahl</text:p>
      <text:p text:style-name="P665"><text:span text:style-name="T666">Inhaltlich, da zwei verschiedene Gruppen. Later 4 because of k-means<text:s/></text:span></text:p>
      <text:p text:style-name="P667">Durchgeführte Stabilitätsprüfung</text:p>
      <text:p text:style-name="P668">Für ausgewählze Clusteranzahl noch drei weitere Analysen mit dem Complete-, Single- und Weighted-Average-Linkage gerechnet. Die Übereinstimmung wurde mittels des adjustierten Randindex (Hubert und Arabie 1985) beurteilt.<text:s/></text:p>
      <text:p text:style-name="P669">Auch: Wechsel des Algorithmus und Veränderung Gruppenzahl (Ein Cluster bleibt gleich)</text:p>
      <text:soft-page-break/>
      <text:p text:style-name="P670">Durchgeführte Validitätsprüfung<text:s/></text:p>
      <text:p text:style-name="P671">Zur Validitätsprüfung wurde auf Variablen Z1, Z2 usw. zurückgeriffen</text:p>
      <text:p text:style-name="P672"/>
      <text:p text:style-name="P673"/>
      <text:p text:style-name="P674"><text:bookmark-start text:name="_Hlk176162616"/>EEG Recording and Analysis</text:p>
      <text:p text:style-name="P675">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676"><text:bookmark-end text:name="_Hlk176162616"/>Recording characteristics and instruments</text:p>
      <text:p text:style-name="P677">- Describe type of EEG sensor, including make and model</text:p>
      <text:p text:style-name="P678">- All sensor locations are specified, including reference electrode(s) for EEG</text:p>
      <text:p text:style-name="P679">- Sampling rate is indicated</text:p>
      <text:p text:style-name="P680">- Online filters are described, specifying the type of filter and including roll-off and cut-off parameters (in dB, or by indicating whether the cut-off represents half-power/half amplitude)</text:p>
      <text:p text:style-name="P681">- Amplifier characteristics are described</text:p>
      <text:p text:style-name="P682">- Electrode impedance or similar information is provided</text:p>
      <text:p text:style-name="P683">Preprocessing</text:p>
      <text:p text:style-name="P684">Description of data preprocessing steps</text:p>
      <text:p text:style-name="P685">- Order of all data preprocessing steps is included</text:p>
      <text:p text:style-name="P686">- Rereferencing procedures are specified, including the location of all sensors contributing to the new reference</text:p>
      <text:p text:style-name="P687">- Method of interpolation is described<text:s/></text:p>
      <text:p text:style-name="P688">- Segmentation procedures are described, including epoch length and baseline removal time period</text:p>
      <text:p text:style-name="P689">- Artifact rejection procedures are described, including the type and proportion of artifacts rejected</text:p>
      <text:soft-page-break/>
      <text:p text:style-name="P690">- Artifact correction procedures are described, including the procedure used to identify artifacts, the number of components removed, and whether they were performed with all subjects<text:s/></text:p>
      <text:p text:style-name="P691">- Offline filters are described, specifying the type of filter and including roll-off and cut-off parameters (in dB, or by indicating wether the cut-off represents half-power/half amplitude)</text:p>
      <text:p text:style-name="P692">- Number of trials used for averaging is described, reporting the number of trials in each condition and each group of subjects. This should include both the mean number of trials in each cell and the range of trials included</text:p>
      <text:p text:style-name="P693">Measurement procedures</text:p>
      <text:p text:style-name="P694">- Measurement procedures are described, including the measurement technique (e.g. mean amplitude), the time window and baseline period, sensor sites, etc.<text:s/></text:p>
      <text:p text:style-name="P695">- An a priori rationale is given for the selection of time windows, electrode sites, etc.</text:p>
      <text:p text:style-name="P696">- Both descriptive and inferential statistics are included</text:p>
      <text:p text:style-name="P697">Statistical analysis</text:p>
      <text:p text:style-name="P698">- Appropriate correction for any violation of model assumptions is implemented and described (e.g. Greenhouse-Geisser, Huynh-Feldt, or similar adjustment)</text:p>
      <text:p text:style-name="P699">- The statistical model and procedures are described and results are reported with test statistics, in addition to p-values</text:p>
      <text:p text:style-name="P700">- An appropriate adjustment is performed for multiple comparisons</text:p>
      <text:p text:style-name="P701">- If permutation or similar techniques are applied, the number of permutations is indicated with the method used to identify a threshold for significance</text:p>
      <text:p text:style-name="P702">Independent component analysis (ICA)</text:p>
      <text:p text:style-name="P703">- The structure of the EEG data submitted to ICA is described</text:p>
      <text:p text:style-name="P704">- ICA algorithm is described</text:p>
      <text:p text:style-name="P705">- Preprocessing procedures, including filtering, detrending, artifact rejection, etc., are described</text:p>
      <text:p text:style-name="P706">- The information used for component interpretation and clustering is described</text:p>
      <text:p text:style-name="P707">- The number of components removed (or retained) per subject is described</text:p>
      <text:p text:style-name="P708">There is also a checklist for spectral analyses (important for me?)</text:p>
      <text:p text:style-name="P709"/>
      <text:p text:style-name="P710"><text:bookmark-start text:name="_Hlk176166072"/><text:span text:style-name="T711">Data preprocessing was performed using the FieldTrip toolbox (Fieldtrip-20240504; Oostenveld, Fries, Maris &amp; Schoffelen, 2011) and the EEGLab toolbox (v2024.0; Delorme &amp;<text:s/></text:span><text:soft-page-break/><text:span text:style-name="T712">Makeig, 2004) in Matlab (</text:span><text:span text:style-name="T713"><office:annotation office:name="67" xml:id="553263756"><dc:creator>Janka Hauffe</dc:creator><dc:date>2024-07-27T11:53:00</dc:date><meta:creator-initials>JH</meta:creator-initials><text:p text:style-name="P714">How to cite that correctly?</text:p></office:annotation>v24.1.0.2578822 (R2024a) Mathworks Inc., 2024,<text:s/></text:span><text:span text:style-name="T715">MathWorks® https://de.mathworks.com)</text:span><text:span text:style-name="CommentReference"><office:annotation-end office:name="67"/></text:span><text:span text:style-name="T716">.</text:span></text:p>
      <text:p text:style-name="P717"><text:bookmark-end text:name="_Hlk176166072"/>Filtering and Resampling</text:p>
      <text:p text:style-name="P718">Highpass filtering: cutoff frequency of 0.1 Hz -&gt; Why?</text:p>
      <text:p text:style-name="P719">Data resampled to 250 Hz -&gt; Why?</text:p>
      <text:p text:style-name="P720">Lowpass filtering: cutoff frequency of 45 Hz -&gt; Why? Was applied to eliminate line noise (50 Hz)</text:p>
      <text:p text:style-name="P721">Re-referencing: To the average across channels to remove the influence of the reference electrode.</text:p>
      <text:p text:style-name="P722">Artifact Removal</text:p>
      <text:p text:style-name="P723">Convert data into EEGLAB structure (important to mention?) -&gt; BC-128-pass-lay.loc<text:s/></text:p>
      <text:p text:style-name="P724">Initial cleaning was performed to exclude significant/big artifacts.<text:s/></text:p>
      <text:p text:style-name="P725">Independent Component Analysis (ICA) -&gt; Decompose data into independent components, which helps to identify and separate artifacts from brain activity (?) Channels 31 and 32 removed (Eye movement)</text:p>
      <text:p text:style-name="P726">Epoch length and number</text:p>
      <text:p text:style-name="P727"/>
      <text:p text:style-name="P728">Discussion</text:p>
      <text:p text:style-name="P729"><text:span text:style-name="T730">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09:20:00Z</dc:date>
    <meta:template xlink:href="Normal.dotm" xlink:type="simple"/>
    <meta:editing-cycles>56</meta:editing-cycles>
    <meta:editing-duration>PT0S</meta:editing-duration>
    <meta:user-defined meta:name="GrammarlyDocumentId">8aae616a-024f-4016-9886-9149baed4a93</meta:user-defined>
    <meta:document-statistic meta:page-count="14" meta:paragraph-count="56" meta:word-count="3852" meta:character-count="28067" meta:row-count="202" meta:non-whitespace-character-count="24271"/>
  </office:meta>
</office:document-meta>
</file>